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ObjectReplacements/Object 2" manifest:media-type=""/>
  <manifest:file-entry manifest:full-path="ObjectReplacements/Object 1" manifest:media-type=""/>
  <manifest:file-entry manifest:full-path="ObjectReplacements/Object 3" manifest:media-type=""/>
  <manifest:file-entry manifest:full-path="ObjectReplacements/Object 5" manifest:media-type=""/>
  <manifest:file-entry manifest:full-path="ObjectReplacements/Object 4" manifest:media-type=""/>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x-locale-body, sans-serif"/>
    <style:font-face style:name="Consolas" svg:font-family="Consolas, Monaco, 'Andale Mono', 'Ubuntu Mono', monospace"/>
    <style:font-face style:name="Lohit Devanagari1" svg:font-family="'Lohit Devanagari'"/>
    <style:font-face style:name="consolas" svg:font-family="consolas, 'Liberation Mono', courier, monospace"/>
    <style:font-face style:name="consolas1" svg:font-family="consolas, monaco, 'Andale Mono', monospace"/>
    <style:font-face style:name="x-locale-heading-primary" svg:font-family="x-locale-heading-primary, zillaslab, Palatino, 'Palatino Linotype', x-locale-heading-secondary,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8.2604in" table:align="left" fo:background-color="#ffe8d4">
        <style:background-image/>
      </style:table-properties>
    </style:style>
    <style:style style:name="Table1.A" style:family="table-column">
      <style:table-column-properties style:column-width="1.034in"/>
    </style:style>
    <style:style style:name="Table1.B" style:family="table-column">
      <style:table-column-properties style:column-width="7.2264in"/>
    </style:style>
    <style:style style:name="Table1.A1" style:family="table-cell">
      <style:table-cell-properties style:vertical-align="middle" fo:padding-left="0.0833in" fo:padding-right="0.0833in" fo:padding-top="0.0625in" fo:padding-bottom="0.0625in" fo:border="0.05pt solid #e0e0dc"/>
    </style:style>
    <style:style style:name="Table2" style:family="table">
      <style:table-properties style:width="8.2604in" table:align="left"/>
    </style:style>
    <style:style style:name="Table2.A" style:family="table-column">
      <style:table-column-properties style:column-width="3.6549in"/>
    </style:style>
    <style:style style:name="Table2.B" style:family="table-column">
      <style:table-column-properties style:column-width="1.0889in"/>
    </style:style>
    <style:style style:name="Table2.C" style:family="table-column">
      <style:table-column-properties style:column-width="0.984in"/>
    </style:style>
    <style:style style:name="Table2.D" style:family="table-column">
      <style:table-column-properties style:column-width="0.4979in"/>
    </style:style>
    <style:style style:name="Table2.E" style:family="table-column">
      <style:table-column-properties style:column-width="0.5493in"/>
    </style:style>
    <style:style style:name="Table2.F" style:family="table-column">
      <style:table-column-properties style:column-width="1.4854in"/>
    </style:style>
    <style:style style:name="Table2.A1" style:family="table-cell">
      <style:table-cell-properties style:vertical-align="middle" fo:padding-left="0.0833in" fo:padding-right="0.0833in" fo:padding-top="0.0208in" fo:padding-bottom="0.0417in" fo:border-left="1.5pt solid #ffffff" fo:border-right="1.5pt solid #ffffff" fo:border-top="1.5pt solid #ffffff" fo:border-bottom="1.5pt solid #d4dde4"/>
    </style:style>
    <style:style style:name="Table2.A2" style:family="table-cell">
      <style:table-cell-properties style:vertical-align="middle" fo:padding-left="0.0833in" fo:padding-right="0.0833in" fo:padding-top="0.0625in" fo:padding-bottom="0.0625in" fo:border="1.5pt solid #ffffff"/>
    </style:style>
    <style:style style:name="P1" style:family="paragraph" style:parent-style-name="Standard">
      <style:paragraph-properties fo:margin-left="0in" fo:margin-right="0in" fo:margin-top="0in" fo:margin-bottom="0in" loext:contextual-spacing="false" fo:text-indent="0in" style:auto-text-indent="false"/>
    </style:style>
    <style:style style:name="P2" style:family="paragraph" style:parent-style-name="Text_20_body">
      <style:paragraph-properties fo:margin-top="0in" fo:margin-bottom="0in" loext:contextual-spacing="false"/>
      <style:text-properties loext:padding="0in" loext:border="none"/>
    </style:style>
    <style:style style:name="P3" style:family="paragraph" style:parent-style-name="Text_20_body">
      <style:paragraph-properties fo:margin-left="0in" fo:margin-right="0in" fo:margin-top="0in" fo:margin-bottom="0in" loext:contextual-spacing="false" fo:text-indent="0in" style:auto-text-indent="false"/>
    </style:style>
    <style:style style:name="P4" style:family="paragraph" style:parent-style-name="Text_20_body">
      <style:paragraph-properties fo:margin-left="0in" fo:margin-right="0in" fo:margin-top="0in" fo:margin-bottom="0in" loext:contextual-spacing="false" fo:text-align="start" style:justify-single-word="false" fo:text-indent="0in" style:auto-text-indent="false"/>
    </style:style>
    <style:style style:name="P5" style:family="paragraph" style:parent-style-name="Text_20_body">
      <style:paragraph-properties fo:margin-left="0in" fo:margin-right="0in" fo:margin-top="0in" fo:margin-bottom="0in" loext:contextual-spacing="false" fo:text-align="center" style:justify-single-word="false" fo:text-indent="0in" style:auto-text-indent="false"/>
    </style:style>
    <style:style style:name="P6" style:family="paragraph" style:parent-style-name="Text_20_body">
      <style:paragraph-properties fo:margin-left="0in" fo:margin-right="0in" fo:margin-top="0in" fo:margin-bottom="0in" loext:contextual-spacing="false" fo:text-align="end" style:justify-single-word="false" fo:text-indent="0in" style:auto-text-indent="false"/>
    </style:style>
    <style:style style:name="P7" style:family="paragraph" style:parent-style-name="Text_20_body">
      <style:paragraph-properties fo:margin-left="0in" fo:margin-right="0in" fo:margin-top="0in" fo:margin-bottom="0in" loext:contextual-spacing="false" fo:text-indent="0in" style:auto-text-indent="false" fo:padding="0in" fo:border="none"/>
    </style:style>
    <style:style style:name="P8" style:family="paragraph" style:parent-style-name="Text_20_body" style:list-style-name="L3">
      <style:paragraph-properties fo:margin-left="0in" fo:margin-right="0in" fo:margin-top="0in" fo:margin-bottom="0in" loext:contextual-spacing="false" fo:text-indent="0in" style:auto-text-indent="false" fo:padding="0in" fo:border="none"/>
    </style:style>
    <style:style style:name="P9" style:family="paragraph" style:parent-style-name="Text_20_body" style:list-style-name="L5">
      <style:paragraph-properties fo:margin-left="0in" fo:margin-right="0in" fo:margin-top="0in" fo:margin-bottom="0in" loext:contextual-spacing="false" fo:text-indent="0in" style:auto-text-indent="false" fo:padding="0in" fo:border="none"/>
    </style:style>
    <style:style style:name="P10" style:family="paragraph" style:parent-style-name="Text_20_body" style:list-style-name="L7">
      <style:paragraph-properties fo:margin-left="0in" fo:margin-right="0in" fo:margin-top="0in" fo:margin-bottom="0in" loext:contextual-spacing="false" fo:text-indent="0in" style:auto-text-indent="false" fo:padding="0in" fo:border="none"/>
    </style:style>
    <style:style style:name="P11" style:family="paragraph" style:parent-style-name="Text_20_body" style:list-style-name="L8">
      <style:paragraph-properties fo:margin-left="0in" fo:margin-right="0in" fo:margin-top="0in" fo:margin-bottom="0in" loext:contextual-spacing="false" fo:text-indent="0in" style:auto-text-indent="false" fo:padding="0in" fo:border="none"/>
    </style:style>
    <style:style style:name="P12" style:family="paragraph" style:parent-style-name="Text_20_body" style:list-style-name="L9">
      <style:paragraph-properties fo:margin-left="0in" fo:margin-right="0in" fo:margin-top="0in" fo:margin-bottom="0in" loext:contextual-spacing="false" fo:text-indent="0in" style:auto-text-indent="false" fo:padding="0in" fo:border="none"/>
    </style:style>
    <style:style style:name="P13" style:family="paragraph" style:parent-style-name="Text_20_body" style:list-style-name="L11">
      <style:paragraph-properties fo:margin-left="0in" fo:margin-right="0in" fo:margin-top="0in" fo:margin-bottom="0in" loext:contextual-spacing="false" fo:line-height="100%" fo:text-indent="0in" style:auto-text-indent="false" fo:padding="0in" fo:border="none"/>
    </style:style>
    <style:style style:name="P14" style:family="paragraph" style:parent-style-name="Text_20_body" style:list-style-name="L11">
      <style:paragraph-properties fo:margin-left="0in" fo:margin-right="0in" fo:margin-top="0in" fo:margin-bottom="0in" loext:contextual-spacing="false" fo:line-height="100%" fo:text-indent="0in" style:auto-text-indent="false" fo:padding="0in" fo:border="none"/>
      <style:text-properties loext:padding-left="0in" loext:padding-right="0in" loext:padding-top="0in" loext:padding-bottom="0.0193in" loext:border-left="none" loext:border-right="none" loext:border-top="none" loext:border-bottom="3.74pt solid #000000"/>
    </style:style>
    <style:style style:name="P15" style:family="paragraph" style:parent-style-name="Text_20_body" style:list-style-name="L12">
      <style:paragraph-properties fo:margin-left="0in" fo:margin-right="0in" fo:margin-top="0in" fo:margin-bottom="0in" loext:contextual-spacing="false" fo:line-height="120%" fo:text-indent="0in" style:auto-text-indent="false" fo:padding="0in" fo:border="none"/>
    </style:style>
    <style:style style:name="P16" style:family="paragraph" style:parent-style-name="Text_20_body">
      <style:paragraph-properties fo:margin-left="0in" fo:margin-right="0in" fo:margin-top="0in" fo:margin-bottom="0in" loext:contextual-spacing="false" fo:text-indent="0in" style:auto-text-indent="false" fo:padding="0in" fo:border="none"/>
      <style:text-properties style:font-name="x-locale-heading-primary" fo:background-color="#ffffff" loext:padding="0in" loext:border="none"/>
    </style:style>
    <style:style style:name="P17" style:family="paragraph" style:parent-style-name="Text_20_body" style:list-style-name="L13">
      <style:paragraph-properties fo:margin-left="0in" fo:margin-right="0in" fo:margin-top="0in" fo:margin-bottom="0in" loext:contextual-spacing="false" fo:text-indent="0in" style:auto-text-indent="false" fo:padding="0in" fo:border="none"/>
    </style:style>
    <style:style style:name="P18" style:family="paragraph" style:parent-style-name="Text_20_body" style:list-style-name="L14">
      <style:paragraph-properties fo:margin-left="0in" fo:margin-right="0in" fo:margin-top="0in" fo:margin-bottom="0in" loext:contextual-spacing="false" fo:text-indent="0in" style:auto-text-indent="false" fo:padding="0in" fo:border="none"/>
    </style:style>
    <style:style style:name="P19" style:family="paragraph" style:parent-style-name="Text_20_body" style:list-style-name="L15">
      <style:paragraph-properties fo:margin-left="0in" fo:margin-right="0in" fo:margin-top="0in" fo:margin-bottom="0in" loext:contextual-spacing="false" fo:text-indent="0in" style:auto-text-indent="false" fo:padding="0in" fo:border="none"/>
    </style:style>
    <style:style style:name="P20" style:family="paragraph" style:parent-style-name="Text_20_body">
      <style:paragraph-properties fo:margin-left="0in" fo:margin-right="0in" fo:margin-top="0in" fo:margin-bottom="0.25in" loext:contextual-spacing="false" fo:text-indent="0in" style:auto-text-indent="false" fo:padding="0in" fo:border="none"/>
    </style:style>
    <style:style style:name="P21" style:family="paragraph" style:parent-style-name="Text_20_body">
      <style:paragraph-properties fo:margin-left="0in" fo:margin-right="0in" fo:margin-top="0in" fo:margin-bottom="0.25in" loext:contextual-spacing="false" fo:text-indent="0in" style:auto-text-indent="false" fo:padding="0in" fo:border="none"/>
      <style:text-properties loext:padding="0in" loext:border="none"/>
    </style:style>
    <style:style style:name="P22" style:family="paragraph" style:parent-style-name="Text_20_body" style:list-style-name="L2">
      <style:paragraph-properties fo:margin-left="0in" fo:margin-right="0in" fo:margin-top="0in" fo:margin-bottom="0.0626in" loext:contextual-spacing="false" fo:text-indent="0in" style:auto-text-indent="false" fo:padding="0in" fo:border="none"/>
    </style:style>
    <style:style style:name="P23" style:family="paragraph" style:parent-style-name="Text_20_body" style:list-style-name="L3">
      <style:paragraph-properties fo:margin-left="0in" fo:margin-right="0in" fo:margin-top="0in" fo:margin-bottom="0.0626in" loext:contextual-spacing="false" fo:text-indent="0in" style:auto-text-indent="false" fo:padding="0in" fo:border="none"/>
    </style:style>
    <style:style style:name="P24" style:family="paragraph" style:parent-style-name="Text_20_body" style:list-style-name="L4">
      <style:paragraph-properties fo:margin-left="0in" fo:margin-right="0in" fo:margin-top="0in" fo:margin-bottom="0.0626in" loext:contextual-spacing="false" fo:text-indent="0in" style:auto-text-indent="false" fo:padding="0in" fo:border="none"/>
    </style:style>
    <style:style style:name="P25" style:family="paragraph" style:parent-style-name="Text_20_body" style:list-style-name="L5">
      <style:paragraph-properties fo:margin-left="0in" fo:margin-right="0in" fo:margin-top="0in" fo:margin-bottom="0.0626in" loext:contextual-spacing="false" fo:text-indent="0in" style:auto-text-indent="false" fo:padding="0in" fo:border="none"/>
    </style:style>
    <style:style style:name="P26" style:family="paragraph" style:parent-style-name="Text_20_body" style:list-style-name="L6">
      <style:paragraph-properties fo:margin-left="0in" fo:margin-right="0in" fo:margin-top="0in" fo:margin-bottom="0.0626in" loext:contextual-spacing="false" fo:text-indent="0in" style:auto-text-indent="false" fo:padding="0in" fo:border="none"/>
    </style:style>
    <style:style style:name="P27" style:family="paragraph" style:parent-style-name="Text_20_body">
      <style:paragraph-properties fo:margin-left="0in" fo:margin-right="0in" fo:margin-top="0in" fo:margin-bottom="0.2083in" loext:contextual-spacing="false" fo:text-indent="0in" style:auto-text-indent="false"/>
      <style:text-properties style:font-name="x-locale-heading-primary" loext:padding="0in" loext:border="none"/>
    </style:style>
    <style:style style:name="P28" style:family="paragraph" style:parent-style-name="Text_20_body">
      <style:paragraph-properties fo:margin-left="0in" fo:margin-right="0in" fo:margin-top="0in" fo:margin-bottom="0.2083in" loext:contextual-spacing="false" fo:text-indent="0in" style:auto-text-indent="false"/>
      <style:text-properties loext:padding="0in" loext:border="none"/>
    </style:style>
    <style:style style:name="P29" style:family="paragraph" style:parent-style-name="Text_20_body" style:list-style-name="L12">
      <style:paragraph-properties fo:margin-left="0in" fo:margin-right="0in" fo:margin-top="0in" fo:margin-bottom="0.1043in" loext:contextual-spacing="false" fo:line-height="120%" fo:text-indent="0in" style:auto-text-indent="false" fo:padding="0in" fo:border="none"/>
    </style:style>
    <style:style style:name="P30" style:family="paragraph" style:parent-style-name="Text_20_body" style:list-style-name="L1">
      <style:paragraph-properties fo:margin-left="0.1043in" fo:margin-right="0in" fo:margin-top="0in" fo:margin-bottom="0in" loext:contextual-spacing="false" fo:text-align="start" style:justify-single-word="false" fo:text-indent="0in" style:auto-text-indent="false" fo:padding="0in" fo:border="none"/>
      <style:text-properties loext:padding="0in" loext:border="none"/>
    </style:style>
    <style:style style:name="P31" style:family="paragraph" style:parent-style-name="Text_20_body" style:list-style-name="L1">
      <style:paragraph-properties fo:margin-left="0.1043in" fo:margin-right="0in" fo:margin-top="0in" fo:margin-bottom="0in" loext:contextual-spacing="false" fo:line-height="100%" fo:text-align="start" style:justify-single-word="false" fo:text-indent="0in" style:auto-text-indent="false" fo:padding="0in" fo:border="none"/>
    </style:style>
    <style:style style:name="P32" style:family="paragraph" style:parent-style-name="Text_20_body" style:list-style-name="L1">
      <style:paragraph-properties fo:margin-left="0.1043in" fo:margin-right="0in" fo:margin-top="0in" fo:margin-bottom="0in" loext:contextual-spacing="false" fo:text-align="end" style:justify-single-word="false" fo:text-indent="0in" style:auto-text-indent="false" fo:padding="0in" fo:border="none"/>
    </style:style>
    <style:style style:name="P33" style:family="paragraph" style:parent-style-name="Text_20_body" style:list-style-name="L10">
      <loext:graphic-properties draw:fill="solid" draw:fill-color="#eeeeee" draw:opacity="100%"/>
      <style:paragraph-properties fo:margin-left="0in" fo:margin-right="0.0626in" fo:margin-top="0in" fo:margin-bottom="0in" loext:contextual-spacing="false" fo:text-indent="0in" style:auto-text-indent="false" fo:background-color="#eeeeee" fo:padding-left="0.0311in" fo:padding-right="0.0311in" fo:padding-top="0.0193in" fo:padding-bottom="0.0193in" fo:border="0.06pt solid #cee9f9"/>
    </style:style>
    <style:style style:name="P34" style:family="paragraph" style:parent-style-name="Text_20_body">
      <style:paragraph-properties fo:margin-left="0in" fo:margin-right="0in" fo:margin-top="0in" fo:margin-bottom="0.4165in" loext:contextual-spacing="false" fo:text-indent="-13.1339in" style:auto-text-indent="false"/>
    </style:style>
    <style:style style:name="P35" style:family="paragraph" style:parent-style-name="Text_20_body" style:list-style-name="L14">
      <style:paragraph-properties fo:margin-left="0in" fo:margin-right="0.1043in" fo:margin-top="0in" fo:margin-bottom="0in" loext:contextual-spacing="false" fo:text-indent="0in" style:auto-text-indent="false" fo:padding="0in" fo:border="none"/>
    </style:style>
    <style:style style:name="P36" style:family="paragraph" style:parent-style-name="Text_20_body" style:list-style-name="L15">
      <style:paragraph-properties fo:margin-left="0in" fo:margin-right="0.1043in" fo:margin-top="0in" fo:margin-bottom="0in" loext:contextual-spacing="false" fo:text-indent="0in" style:auto-text-indent="false" fo:padding="0in" fo:border="none"/>
    </style:style>
    <style:style style:name="P37" style:family="paragraph" style:parent-style-name="Text_20_body" style:list-style-name="L16">
      <style:paragraph-properties fo:margin-left="0in" fo:margin-right="0.2083in" fo:margin-top="0in" fo:margin-bottom="0in" loext:contextual-spacing="false" fo:text-indent="0in" style:auto-text-indent="false" fo:padding="0in" fo:border="none"/>
    </style:style>
    <style:style style:name="P38" style:family="paragraph" style:parent-style-name="Heading_20_1">
      <style:text-properties style:font-name="x-locale-heading-primary" loext:padding="0in" loext:border="none"/>
    </style:style>
    <style:style style:name="P39" style:family="paragraph" style:parent-style-name="Heading_20_3">
      <style:paragraph-properties fo:margin-left="0in" fo:margin-right="0in" fo:margin-top="0in" fo:margin-bottom="0in" loext:contextual-spacing="false" fo:line-height="125%" fo:text-indent="0in" style:auto-text-indent="false" fo:padding="0in" fo:border="none"/>
      <style:text-properties fo:color="#ffffff" style:font-name="x-locale-heading-primary" fo:font-weight="normal" fo:background-color="#333333" loext:padding="0in" loext:border="none"/>
    </style:style>
    <style:style style:name="P40" style:family="paragraph" style:parent-style-name="Preformatted_20_Text">
      <loext:graphic-properties draw:fill="solid" draw:fill-color="#eeeeee" draw:opacity="100%"/>
      <style:paragraph-properties fo:margin-left="0in" fo:margin-right="0in" fo:margin-top="0in" fo:margin-bottom="0in" loext:contextual-spacing="false" fo:line-height="150%" fo:text-align="start" style:justify-single-word="false" fo:text-indent="0in" style:auto-text-indent="false" fo:background-color="#eeeeee" fo:padding-left="0.1563in" fo:padding-right="0in" fo:padding-top="0.1563in" fo:padding-bottom="0.1563in" fo:border-left="3.74pt solid #3d7e9a" fo:border-right="none" fo:border-top="0.06pt solid #3d7e9a" fo:border-bottom="0.06pt solid #3d7e9a"/>
    </style:style>
    <style:style style:name="P41" style:family="paragraph" style:parent-style-name="Preformatted_20_Text">
      <loext:graphic-properties draw:fill="solid" draw:fill-color="#eeeeee" draw:opacity="100%"/>
      <style:paragraph-properties fo:margin-top="0in" fo:margin-bottom="0in" loext:contextual-spacing="false" fo:line-height="150%" fo:text-align="start" style:justify-single-word="false" fo:background-color="#eeeeee" fo:padding-left="0.1563in" fo:padding-right="0in" fo:padding-top="0.1563in" fo:padding-bottom="0.1563in" fo:border-left="3.74pt solid #3d7e9a" fo:border-right="none" fo:border-top="0.06pt solid #3d7e9a" fo:border-bottom="0.06pt solid #3d7e9a"/>
    </style:style>
    <style:style style:name="P42" style:family="paragraph" style:parent-style-name="Table_20_Contents">
      <style:paragraph-properties fo:margin-left="0in" fo:margin-right="0in" fo:margin-top="0in" fo:margin-bottom="0in" loext:contextual-spacing="false" fo:text-align="start" style:justify-single-word="false" fo:text-indent="0in" style:auto-text-indent="false"/>
    </style:style>
    <style:style style:name="P43" style:family="paragraph" style:parent-style-name="Table_20_Contents">
      <style:paragraph-properties fo:margin-top="0in" fo:margin-bottom="0in" loext:contextual-spacing="false" fo:text-align="start" style:justify-single-word="false"/>
    </style:style>
    <style:style style:name="P44" style:family="paragraph" style:parent-style-name="Table_20_Heading">
      <style:paragraph-properties fo:margin-left="0in" fo:margin-right="0in" fo:margin-top="0in" fo:margin-bottom="0in" loext:contextual-spacing="false" fo:text-align="start" style:justify-single-word="false" fo:text-indent="0in" style:auto-text-indent="false"/>
      <style:text-properties fo:font-weight="bold"/>
    </style:style>
    <style:style style:name="P45" style:family="paragraph" style:parent-style-name="Table_20_Heading">
      <style:paragraph-properties fo:margin-left="0in" fo:margin-right="0in" fo:margin-top="0in" fo:margin-bottom="0in" loext:contextual-spacing="false" fo:text-align="start" style:justify-single-word="false" fo:text-indent="0in" style:auto-text-indent="false"/>
      <style:text-properties style:font-name="x-locale-heading-primary" fo:font-weight="bold"/>
    </style:style>
    <style:style style:name="P46" style:family="paragraph" style:parent-style-name="Heading_20_2">
      <style:paragraph-properties fo:line-height="120%"/>
      <style:text-properties style:font-name="x-locale-heading-primary"/>
    </style:style>
    <style:style style:name="P47" style:family="paragraph" style:parent-style-name="Heading_20_2">
      <style:paragraph-properties fo:margin-left="0in" fo:margin-right="0in" fo:margin-top="1.0728in" fo:margin-bottom="0.2083in" loext:contextual-spacing="false" fo:line-height="120%" fo:text-indent="0in" style:auto-text-indent="false" fo:padding="0in" fo:border="none"/>
      <style:text-properties style:font-name="x-locale-heading-primary"/>
    </style:style>
    <style:style style:name="P48" style:family="paragraph" style:parent-style-name="Heading_20_2">
      <style:paragraph-properties fo:margin-left="0in" fo:margin-right="0in" fo:margin-top="0in" fo:margin-bottom="0.2083in" loext:contextual-spacing="false" fo:line-height="120%" fo:text-indent="0in" style:auto-text-indent="false" fo:padding="0in" fo:border="none"/>
      <style:text-properties style:font-name="x-locale-heading-primary" fo:background-color="#ffffff" loext:padding="0in" loext:border="none"/>
    </style:style>
    <style:style style:name="P49" style:family="paragraph" style:parent-style-name="Heading_20_2">
      <style:paragraph-properties fo:margin-left="0in" fo:margin-right="0in" fo:margin-top="0.2083in" fo:margin-bottom="0.2083in" loext:contextual-spacing="false" fo:line-height="120%" fo:text-indent="0in" style:auto-text-indent="false" fo:padding="0in" fo:border="none"/>
      <style:text-properties style:font-name="Arial"/>
    </style:style>
    <style:style style:name="P50" style:family="paragraph" style:parent-style-name="List_20_Heading">
      <style:paragraph-properties fo:margin-left="0in" fo:margin-right="0in" fo:margin-top="0in" fo:margin-bottom="0in" loext:contextual-spacing="false" fo:text-indent="0in" style:auto-text-indent="false" fo:padding="0in" fo:border="none"/>
    </style:style>
    <style:style style:name="P51" style:family="paragraph" style:parent-style-name="List_20_Contents">
      <style:paragraph-properties fo:margin-left="0in" fo:margin-right="0in" fo:margin-top="0in" fo:margin-bottom="0.25in" loext:contextual-spacing="false" fo:text-indent="0in" style:auto-text-indent="false" fo:padding="0in" fo:border="none"/>
    </style:style>
    <style:style style:name="P52" style:family="paragraph" style:parent-style-name="List_20_Contents">
      <style:paragraph-properties fo:margin-left="0.3937in" fo:margin-right="0in" fo:margin-top="0in" fo:margin-bottom="0in" loext:contextual-spacing="false" fo:text-indent="0in" style:auto-text-indent="false" fo:padding="0in" fo:border="none"/>
    </style:style>
    <style:style style:name="P53" style:family="paragraph">
      <style:paragraph-properties fo:text-align="start"/>
      <style:text-properties fo:color="#4c4c4c" style:text-line-through-style="none" style:text-line-through-type="none" style:font-name="Arial" fo:font-size="10pt" fo:font-style="normal" style:text-underline-style="none" fo:font-weight="normal"/>
    </style:style>
    <style:style style:name="P54" style:family="paragraph">
      <style:paragraph-properties fo:text-align="start"/>
      <style:text-properties style:font-name="Arial" fo:font-style="normal" fo:font-weight="normal"/>
    </style:style>
    <style:style style:name="T1" style:family="text">
      <style:text-properties loext:padding="0in" loext:border="none"/>
    </style:style>
    <style:style style:name="T2" style:family="text">
      <style:text-properties fo:color="#285c76" style:text-line-through-style="none" style:text-line-through-type="none" fo:letter-spacing="normal" style:text-underline-style="none" fo:font-weight="bold" style:text-blinking="false" fo:background-color="#ffffff" loext:char-shading-value="0" loext:padding-left="0.1146in" loext:padding-right="0.1146in" loext:padding-top="0.052in" loext:padding-bottom="0.052in" loext:border="1.5pt solid #3d7e9a"/>
    </style:style>
    <style:style style:name="T3" style:family="text">
      <style:text-properties fo:color="#285c76" style:text-line-through-style="none" style:text-line-through-type="none" fo:letter-spacing="normal" style:text-underline-style="none" style:text-blinking="false" fo:background-color="#ffffff" loext:char-shading-value="0" loext:padding-left="0.1146in" loext:padding-right="0.1146in" loext:padding-top="0.052in" loext:padding-bottom="0.052in" loext:border="1.5pt solid #3d7e9a"/>
    </style:style>
    <style:style style:name="T4" style:family="text">
      <style:text-properties fo:color="#285c76" style:text-line-through-style="none" style:text-line-through-type="none" style:text-underline-style="none" style:text-blinking="false" loext:padding="0in" loext:border="none"/>
    </style:style>
    <style:style style:name="T5" style:family="text">
      <style:text-properties fo:color="#285c76" style:text-line-through-style="none" style:text-line-through-type="none" style:font-name="consolas" style:text-underline-style="none" style:text-blinking="false" loext:padding="0in" loext:border="none"/>
    </style:style>
    <style:style style:name="T6" style:family="text">
      <style:text-properties fo:color="#3d7e9a" style:text-line-through-style="none" style:text-line-through-type="none" style:text-underline-style="none" style:text-blinking="false" loext:padding="0in" loext:border="none"/>
    </style:style>
    <style:style style:name="T7" style:family="text">
      <style:text-properties fo:color="#3d7e9a" style:text-line-through-style="none" style:text-line-through-type="none" style:text-underline-style="none" style:text-blinking="false" loext:padding-left="0in" loext:padding-right="0in" loext:padding-top="0in" loext:padding-bottom="0.0193in" loext:border-left="none" loext:border-right="none" loext:border-top="none" loext:border-bottom="3.74pt solid #000000"/>
    </style:style>
    <style:style style:name="T8" style:family="text">
      <style:text-properties fo:color="#3d7e9a" style:text-line-through-style="none" style:text-line-through-type="none" style:font-name="consolas" style:text-underline-style="none" style:text-blinking="false" loext:padding="0in" loext:border="none"/>
    </style:style>
    <style:style style:name="T9" style:family="text">
      <style:text-properties fo:color="#3d7e9a" style:text-line-through-style="none" style:text-line-through-type="none" style:font-name="x-locale-heading-primary" style:text-underline-style="none" style:text-blinking="false" fo:background-color="#fff3d4" loext:char-shading-value="0" loext:padding="0in" loext:border="none"/>
    </style:style>
    <style:style style:name="T10" style:family="text">
      <style:text-properties fo:color="#4d4353" style:text-line-through-style="none" style:text-line-through-type="none" style:text-underline-style="none" style:text-blinking="false" fo:background-color="#eaeff2" loext:char-shading-value="0" loext:padding="0in" loext:border="none"/>
    </style:style>
    <style:style style:name="T11" style:family="text">
      <style:text-properties style:font-name="consolas" loext:padding="0in" loext:border="none"/>
    </style:style>
    <style:style style:name="T12" style:family="text">
      <style:text-properties style:font-name="consolas" fo:background-color="#fff3d4" loext:char-shading-value="0" loext:padding="0in" loext:border="none"/>
    </style:style>
    <style:style style:name="T13" style:family="text">
      <style:text-properties fo:font-variant="normal" fo:text-transform="none" fo:color="#999999" style:font-name="Consolas" fo:font-style="normal" fo:font-weight="normal" fo:background-color="transparent" loext:char-shading-value="0" loext:padding="0in" loext:border="none"/>
    </style:style>
    <style:style style:name="T14" style:family="text">
      <style:text-properties fo:font-variant="normal" fo:text-transform="none" fo:color="#990055" style:font-name="Consolas" fo:font-style="normal" fo:font-weight="normal" fo:background-color="transparent" loext:char-shading-value="0" loext:padding="0in" loext:border="none"/>
    </style:style>
    <style:style style:name="T15" style:family="text">
      <style:text-properties fo:font-variant="normal" fo:text-transform="none" fo:color="#669900" style:font-name="Consolas" fo:font-style="normal" fo:font-weight="normal" fo:background-color="transparent" loext:char-shading-value="0" loext:padding="0in" loext:border="none"/>
    </style:style>
    <style:style style:name="T16" style:family="text">
      <style:text-properties fo:font-variant="normal" fo:text-transform="none" fo:color="#0077aa" style:font-name="Consolas" fo:font-style="normal" fo:font-weight="normal" fo:background-color="transparent" loext:char-shading-value="0" loext:padding="0in" loext:border="none"/>
    </style:style>
    <style:style style:name="T17" style:family="text">
      <style:text-properties fo:font-variant="normal" fo:text-transform="none" fo:color="#333333" style:font-name="Consolas" fo:font-style="normal" fo:font-weight="normal" fo:background-color="transparent" loext:char-shading-value="0" loext:padding="0in" loext:border="none"/>
    </style:style>
    <style:style style:name="T18" style:family="text">
      <style:text-properties fo:font-variant="normal" fo:text-transform="none" fo:color="#333333" fo:background-color="transparent" loext:char-shading-value="0" loext:padding="0in" loext:border="none"/>
    </style:style>
    <style:style style:name="T19" style:family="text">
      <style:text-properties fo:font-variant="normal" fo:text-transform="none" fo:color="#ee9900" style:font-name="Consolas" fo:font-style="normal" fo:font-weight="bold" fo:background-color="transparent" loext:char-shading-value="0" loext:padding="0in" loext:border="none"/>
    </style:style>
    <style:style style:name="T20" style:family="text">
      <style:text-properties fo:font-variant="normal" fo:text-transform="none" style:font-name="x-locale-heading-primary" fo:font-style="normal" fo:font-weight="bold" fo:background-color="#fff3d4" loext:char-shading-value="0" loext:padding="0in" loext:border="none"/>
    </style:style>
    <style:style style:name="T21" style:family="text">
      <style:text-properties fo:font-variant="normal" fo:text-transform="none" fo:color="#708090" style:font-name="Consolas" fo:font-style="normal" fo:font-weight="normal" fo:background-color="transparent" loext:char-shading-value="0" loext:padding="0in" loext:border="none"/>
    </style:style>
    <style:style style:name="T22" style:family="text">
      <style:text-properties fo:font-variant="normal" fo:text-transform="none" fo:color="#3d7e9a" style:text-line-through-style="none" style:text-line-through-type="none" style:font-name="consolas" fo:font-style="normal" style:text-underline-style="none" fo:font-weight="bold" style:text-blinking="false" loext:padding="0in" loext:border="none"/>
    </style:style>
    <style:style style:name="T23" style:family="text">
      <style:text-properties style:font-name="x-locale-heading-primary" fo:background-color="#fff3d4" loext:char-shading-value="0" loext:padding="0in" loext:border="none"/>
    </style:style>
    <style:style style:name="T24" style:family="text">
      <style:text-properties fo:color="#696969" loext:padding="0in" loext:border="none"/>
    </style:style>
    <style:style style:name="T25" style:family="text">
      <style:text-properties fo:color="#83d0f2" style:text-line-through-style="none" style:text-line-through-type="none" style:text-underline-style="none" style:text-blinking="false" fo:background-color="transparent" loext:char-shading-value="0" loext:padding="0in" loext:border="none"/>
    </style:style>
    <style:style style:name="T26" style:family="text">
      <style:text-properties fo:color="#83d0f2" style:text-line-through-style="none" style:text-line-through-type="none" style:text-underline-style="none" style:text-blinking="false" loext:padding="0in" loext:border="none"/>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Frame">
      <style:graphic-properties fo:margin-left="0in" fo:margin-right="0in" fo:margin-top="0in" fo:margin-bottom="0in" style:wrap="left" style:number-wrapped-paragraphs="no-limit" style:vertical-pos="top" style:vertical-rel="paragraph-content" style:horizontal-pos="right" style:horizontal-rel="paragraph" fo:padding="0in" fo:border="none"/>
    </style:style>
    <style:style style:name="fr3"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4" style:family="graphic" style:parent-style-name="Frame">
      <style:graphic-properties fo:margin-left="0in" fo:margin-right="0.3335in" fo:margin-top="0in" fo:margin-bottom="0in" style:wrap="left" style:number-wrapped-paragraphs="no-limit" style:vertical-pos="top" style:vertical-rel="paragraph-content" style:horizontal-pos="right" style:horizontal-rel="paragraph" fo:padding="0in" fo:border="none"/>
    </style:style>
    <style:style style:name="fr5"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6" style:family="graphic" style:parent-style-name="OLE">
      <style:graphic-properties fo:margin-left="0in" fo:margin-right="0in" fo:margin-top="0in" fo:margin-bottom="0in" style:vertical-pos="top" style:vertical-rel="baseline" fo:padding="0in" fo:border="none" loext:rel-width-rel="paragraph" draw:ole-draw-aspect="1"/>
    </style:style>
    <style:style style:name="fr7" style:family="graphic" style:parent-style-name="OLE">
      <style:graphic-properties fo:margin-left="0in" fo:margin-right="0in" fo:margin-top="0in" fo:margin-bottom="0in" style:vertical-pos="top" style:vertical-rel="baseline" fo:padding="0in" fo:border="none" draw:ole-draw-aspect="1"/>
    </style:style>
    <style:style style:name="Sect1" style:family="section">
      <style:section-properties fo:background-color="#f5f9fa" fo:margin-left="0in" fo:margin-right="0in" style:editable="false">
        <style:columns fo:column-count="1" fo:column-gap="0in"/>
        <style:background-image/>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fo:background-color="#ffffff" fo:margin-top="0.1043in" fo:margin-bottom="0in" style:vertical-pos="top" style:vertical-rel="baseline" style:horizontal-pos="from-left" style:horizontal-rel="paragraph" draw:wrap-influence-on-position="once-concurrent" style:flow-with-text="false"/>
    </style:style>
    <style:style style:name="gr2"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newsletter-form" form:apply-filter="true" form:method="post" form:control-implementation="ooo:com.sun.star.form.component.Form" office:target-frame="" xlink:href="https://www.mozilla.org/en-US/newsletter/" xlink:type="simple">
          <form:properties>
            <form:property form:property-name="PropertyChangeNotificationEnabled" office:value-type="boolean" office:boolean-value="true"/>
          </form:properties>
          <form:text form:name="email"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xlink:href="https://developer.mozilla.org/en-US/docs/Web" xlink:type="simple">
          <form:properties>
            <form:property form:property-name="PropertyChangeNotificationEnabled" office:value-type="boolean" office:boolean-value="true"/>
          </form:properties>
          <form:listbox form:name="next" form:control-implementation="ooo:com.sun.star.form.component.ListBox" xml:id="control2" form:id="control2" form:dropdown="tru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           English (US) (en-US)                             " form:value="/en-US/docs/Learn/CSS/Introduction_to_CSS/Cascade_and_inheritance" form:current-selected="true" form:selected="true"/>
            <form:option form:label="             Català (ca)                      " form:value="/ca/docs/Learn/CSS/Introducci%C3%B3_a_CSS/Cascada_i_her%C3%A8ncia"/>
            <form:option form:label="             Deutsch (de)                      " form:value="/de/docs/Learn/CSS/Introduction_to_CSS/Cascade_and_inheritance"/>
            <form:option form:label="             Español (es)                      " form:value="/es/docs/Learn/CSS/Introduction_to_CSS/Cascada_y_herencia"/>
            <form:option form:label="             Français (fr)                      " form:value="/fr/docs/Apprendre/CSS/Introduction_%C3%A0_CSS/La_cascade_et_l_h%C3%A9ritage"/>
            <form:option form:label="             日本語 (ja)                      " form:value="/ja/docs/Learn/CSS/Introduction_to_CSS/Cascade_and_inheritance"/>
            <form:option form:label="             한국어 (ko)                      " form:value="/ko/docs/Learn/CSS/Introduction_to_CSS/Cascade_and_inheritance"/>
            <form:option form:label="             Nederlands (nl)                      " form:value="/nl/docs/Learn/CSS/Introduction_to_CSS/Waterval_en_overerving"/>
            <form:option form:label="             Português (do Brasil) (pt-BR)                      " form:value="/pt-BR/docs/Aprender/CSS/Introduction_to_CSS/Cascade_and_inheritance"/>
            <form:option form:label="             Русский (ru)                      " form:value="/ru/docs/Learn/CSS/Introduction_to_CSS/Cascade_and_inheritance"/>
            <form:option form:label="             中文 (简体) (zh-CN)                  " form:value="/zh-CN/docs/Learn/CSS/Introduction_to_CSS/Cascade_and_inheritance"/>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Frame21" text:anchor-type="page" text:anchor-page-number="1" svg:x="4.4689in" svg:y="0.2083in" svg:width="2.552in" draw:z-index="28">
        <draw:text-box fo:min-height="0.0161in">
          <text:h text:style-name="P49" text:outline-level="2">MDN</text:h>
          <text:list xml:id="list2026940727" text:style-name="L14">
            <text:list-item>
              <text:p text:style-name="P18"><text:a xlink:type="simple" xlink:href="https://developer.mozilla.org/en-US/docs/Web" text:style-name="Internet_20_link" text:visited-style-name="Visited_20_Internet_20_Link"><text:span text:style-name="T26">Web Technologies</text:span></text:a></text:p>
            </text:list-item>
            <text:list-item>
              <text:p text:style-name="P18"><text:a xlink:type="simple" xlink:href="https://developer.mozilla.org/en-US/docs/Learn" text:style-name="Internet_20_link" text:visited-style-name="Visited_20_Internet_20_Link"><text:span text:style-name="T26">Learn Web Development</text:span></text:a></text:p>
            </text:list-item>
            <text:list-item>
              <text:p text:style-name="P18"><text:a xlink:type="simple" xlink:href="https://developer.mozilla.org/docs/MDN/About" text:style-name="Internet_20_link" text:visited-style-name="Visited_20_Internet_20_Link"><text:span text:style-name="T26">About MDN</text:span></text:a></text:p>
            </text:list-item>
            <text:list-item>
              <text:p text:style-name="P18"><text:a xlink:type="simple" xlink:href="https://developer.mozilla.org/en-US/docs/MDN/Feedback" text:style-name="Internet_20_link" text:visited-style-name="Visited_20_Internet_20_Link"><text:span text:style-name="T26">Feedback</text:span></text:a></text:p>
            </text:list-item>
            <text:list-item>
              <text:p text:style-name="P35"> </text:p>
            </text:list-item>
            <text:list-item>
              <text:p text:style-name="P35"/>
            </text:list-item>
          </text:list>
        </draw:text-box>
      </draw:frame>
      <draw:frame draw:style-name="fr5" draw:name="Frame22" text:anchor-type="page" text:anchor-page-number="1" svg:x="7.3646in" svg:y="0.2083in" svg:width="2.552in" draw:z-index="29">
        <draw:text-box fo:min-height="0.0161in">
          <text:h text:style-name="P49" text:outline-level="2">Mozilla</text:h>
          <text:list xml:id="list2942529827" text:style-name="L15">
            <text:list-item>
              <text:p text:style-name="P19"><text:a xlink:type="simple" xlink:href="https://www.mozilla.org/about/" text:style-name="Internet_20_link" text:visited-style-name="Visited_20_Internet_20_Link"><text:span text:style-name="T26">About</text:span></text:a></text:p>
            </text:list-item>
            <text:list-item>
              <text:p text:style-name="P19"><text:a xlink:type="simple" xlink:href="https://www.mozilla.org/contact/" text:style-name="Internet_20_link" text:visited-style-name="Visited_20_Internet_20_Link"><text:span text:style-name="T26">Contact Us</text:span></text:a></text:p>
            </text:list-item>
            <text:list-item>
              <text:p text:style-name="P19"><text:a xlink:type="simple" xlink:href="https://www.mozilla.org/firefox/?utm_source=developer.mozilla.org&amp;utm_campaign=footer&amp;utm_medium=referral" text:style-name="Internet_20_link" text:visited-style-name="Visited_20_Internet_20_Link"><text:span text:style-name="T26">Firefox</text:span></text:a></text:p>
            </text:list-item>
            <text:list-item>
              <text:p text:style-name="P36"> </text:p>
            </text:list-item>
            <text:list-item>
              <text:p text:style-name="P36"> </text:p>
            </text:list-item>
            <text:list-item>
              <text:p text:style-name="P36"/>
            </text:list-item>
          </text:list>
        </draw:text-box>
      </draw:frame>
      <text:h text:style-name="P38" text:outline-level="1">Cascade and inheritance</text:h>
      <text:section text:style-name="Sect1" text:name="wiki-document-head">
        <text:list xml:id="list986896073" text:style-name="L1">
          <text:list-item>
            <text:p text:style-name="P30"> Languages </text:p>
          </text:list-item>
          <text:list-item>
            <text:p text:style-name="P31"><text:bookmark text:name="edit-button"/><text:a xlink:type="simple" xlink:href="https://developer.mozilla.org/en-US/users/signin?next=/en-US/docs/Learn/CSS/Introduction_to_CSS/Cascade_and_inheritance%24edit" text:style-name="Internet_20_link" text:visited-style-name="Visited_20_Internet_20_Link"><text:span text:style-name="T3"> </text:span></text:a><text:a xlink:type="simple" xlink:href="https://developer.mozilla.org/en-US/users/signin?next=/en-US/docs/Learn/CSS/Introduction_to_CSS/Cascade_and_inheritance%24edit" text:style-name="Internet_20_link" text:visited-style-name="Visited_20_Internet_20_Link"><text:span text:style-name="T2">Edit</text:span></text:a><text:span text:style-name="T1"> </text:span></text:p>
          </text:list-item>
          <text:list-item>
            <text:p text:style-name="P32"><draw:frame draw:style-name="fr1" draw:name="Frame1" text:anchor-type="char" svg:width="0.0161in" draw:z-index="0"><draw:text-box fo:min-height="0.0161in"><text:p text:style-name="Text_20_body">Advanced</text:p></draw:text-box></draw:frame></text:p>
          </text:list-item>
        </text:list>
      </text:section>
      <text:section text:style-name="Sect2" text:name="document-main">
        <text:p text:style-name="P1"/>
        <text:section text:style-name="Sect2" text:name="wiki-column-container">
          <text:p text:style-name="P1"><draw:frame draw:style-name="fr2" draw:name="wiki-content" text:anchor-type="paragraph" svg:width="8.2602in" draw:z-index="1"><draw:text-box fo:min-height="0.0161in"><text:p text:style-name="P21"><draw:frame draw:style-name="fr3" draw:name="Frame2" text:anchor-type="paragraph" svg:width="1.3957in" draw:z-index="2"><draw:text-box fo:min-height="0.0161in"><text:p text:style-name="P4"><text:a xlink:type="simple" xlink:href="https://developer.mozilla.org/en-US/docs/Learn/CSS/Introduction_to_CSS/Values_and_units" text:style-name="Internet_20_link" text:visited-style-name="Visited_20_Internet_20_Link"><text:span text:style-name="T10"> Previous</text:span></text:a></text:p></draw:text-box></draw:frame><draw:frame draw:style-name="fr3" draw:name="Frame3" text:anchor-type="paragraph" svg:width="4.198in" draw:z-index="3"><draw:text-box fo:min-height="0.0161in"><text:p text:style-name="P5"><text:a xlink:type="simple" xlink:href="https://developer.mozilla.org/en-US/docs/Learn/CSS/Introduction_to_CSS" text:style-name="Internet_20_link" text:visited-style-name="Visited_20_Internet_20_Link"><text:span text:style-name="T10"> Overview: Introduction to CSS</text:span></text:a></text:p></draw:text-box></draw:frame><draw:frame draw:style-name="fr2" draw:name="Frame4" text:anchor-type="paragraph" svg:width="1.3957in" draw:z-index="4"><draw:text-box fo:min-height="0.0161in"><text:p text:style-name="P6"><text:a xlink:type="simple" xlink:href="https://developer.mozilla.org/en-US/docs/Learn/CSS/Introduction_to_CSS/Box_model" text:style-name="Internet_20_link" text:visited-style-name="Visited_20_Internet_20_Link"><text:span text:style-name="T10">Next </text:span></text:a></text:p></draw:text-box></draw:frame> </text:p><text:p text:style-name="P7">In a previous article, we got into the <text:a xlink:type="simple" xlink:href="https://developer.mozilla.org/en-US/docs/Learn/CSS/Introduction_to_CSS/Selectors" text:style-name="Internet_20_link" text:visited-style-name="Visited_20_Internet_20_Link"><text:span text:style-name="T6">various CSS selectors</text:span></text:a>. At some point in your work, you'll find yourself in the situation where multiple CSS rules will have selectors matching the same element. In such cases, which CSS rule "wins", and ends up being the one that is finally applied to the element? This is controlled by a mechanism called the <text:a xlink:type="simple" xlink:href="https://developer.mozilla.org/en-US/docs/Web/CSS/Cascade" text:style-name="Internet_20_link" text:visited-style-name="Visited_20_Internet_20_Link"><text:span text:style-name="T6">Cascade</text:span></text:a>; this is also related to inheritance (elements will take some property values from their parents, but not others). <text:span text:style-name="T1">In this article we will define what the CSS cascade is, what specificity is, what importance is, and how properties inherit from different rules.</text:span></text:p><table:table table:name="Table1" table:style-name="Table1"><table:table-column table:style-name="Table1.A"/><table:table-column table:style-name="Table1.B"/><table:table-row><table:table-cell table:style-name="Table1.A1" office:value-type="string"><text:p text:style-name="P44">Prerequisites:</text:p></table:table-cell><table:table-cell table:style-name="Table1.A1" office:value-type="string"><text:p text:style-name="P42">Basic computer literacy, <text:a xlink:type="simple" xlink:href="https://developer.mozilla.org/en-US/Learn/Getting_started_with_the_web/Installing_basic_software" text:style-name="Internet_20_link" text:visited-style-name="Visited_20_Internet_20_Link"><text:span text:style-name="T6">basic software installed</text:span></text:a>, basic knowledge of <text:a xlink:type="simple" xlink:href="https://developer.mozilla.org/en-US/Learn/Getting_started_with_the_web/Dealing_with_files" text:style-name="Internet_20_link" text:visited-style-name="Visited_20_Internet_20_Link"><text:span text:style-name="T6">working with files</text:span></text:a>, HTML basics (study <text:a xlink:type="simple" xlink:href="https://developer.mozilla.org/en-US/docs/Learn/HTML/Introduction_to_HTML" text:style-name="Internet_20_link" text:visited-style-name="Visited_20_Internet_20_Link"><text:span text:style-name="T6">Introduction to HTML</text:span></text:a>), and an idea of How CSS works (study the previous articles in <text:a xlink:type="simple" xlink:href="https://developer.mozilla.org/en-US/docs/Learn/CSS/Introduction_to_CSS" text:style-name="Internet_20_link" text:visited-style-name="Visited_20_Internet_20_Link"><text:span text:style-name="T6">this module</text:span></text:a>.)</text:p></table:table-cell></table:table-row><table:table-row><table:table-cell table:style-name="Table1.A1" office:value-type="string"><text:p text:style-name="P44">Objective:</text:p></table:table-cell><table:table-cell table:style-name="Table1.A1" office:value-type="string"><text:p text:style-name="P43">To learn about the cascade and specificity, and how inheritance works in CSS.</text:p></table:table-cell></table:table-row></table:table><text:p text:style-name="P20">The final style for an element can be specified in many different places, which can interact in complex ways. This complex interaction makes CSS powerful, but it can also make it confusing and difficult to debug. This article aims to clear up some of that complexity; if you don't understand it immediately, don't worry — this is one of the hardest parts of CSS theory to comprehend. You are advised to give it a try now, but then keep it nearby as a handy guide to return to when questions about the cascade and inheritance come up.</text:p><text:h text:style-name="P47" text:outline-level="2"><text:bookmark text:name="The_cascade"/>The cascade<draw:frame draw:style-name="fr1" draw:name="Frame5" text:anchor-type="char" svg:width="0.0161in" draw:z-index="5"><draw:text-box fo:min-height="0.0161in"><text:p text:style-name="Text_20_body">Section</text:p></draw:text-box></draw:frame></text:h><text:p text:style-name="P7">CSS is an abbreviation for <text:span text:style-name="Emphasis"><text:span text:style-name="T1">Cascading Style Sheets</text:span></text:span>, which indicates that the notion of the cascade is important. At its most basic level, it indicates that the order of CSS rules matter, but it's more complex than that. What selectors win out in the cascade depends on three factors (these are listed in order of weight — earlier ones will overrule later ones):</text:p><text:list xml:id="list2446225303" text:style-name="L2"><text:list-item><text:p text:style-name="P22">Importance</text:p></text:list-item><text:list-item><text:p text:style-name="P22">Specificity</text:p></text:list-item><text:list-item><text:p text:style-name="P22">Source order</text:p></text:list-item></text:list><text:h text:style-name="P39" text:outline-level="3"><text:bookmark text:name="Importance"/>Importance<draw:frame draw:style-name="fr1" draw:name="Frame6" text:anchor-type="char" svg:width="0.0161in" draw:z-index="6"><draw:text-box fo:min-height="0.0161in"><text:p text:style-name="Text_20_body">Section</text:p></draw:text-box></draw:frame></text:h><text:p text:style-name="P7">In CSS, there is a special piece of syntax you can use to make sure that a certain declaration will <text:span text:style-name="Emphasis"><text:span text:style-name="T1">always</text:span></text:span> win over all others: <text:span text:style-name="Source_20_Text"><text:span text:style-name="T11">!important</text:span></text:span>.</text:p><text:p text:style-name="P20">Let's look at an example:</text:p><text:p text:style-name="P40"><text:span text:style-name="Source_20_Text"><text:span text:style-name="T13">&lt;</text:span></text:span><text:span text:style-name="Source_20_Text"><text:span text:style-name="T14">p </text:span></text:span><text:span text:style-name="Source_20_Text"><text:span text:style-name="T15">class</text:span></text:span><text:span text:style-name="Source_20_Text"><text:span text:style-name="T13">="</text:span></text:span><text:span text:style-name="Source_20_Text"><text:span text:style-name="T16">better</text:span></text:span><text:span text:style-name="Source_20_Text"><text:span text:style-name="T13">"&gt;</text:span></text:span><text:span text:style-name="Source_20_Text"><text:span text:style-name="T17">This is a paragraph.</text:span></text:span><text:span text:style-name="Source_20_Text"><text:span text:style-name="T13">&lt;/</text:span></text:span><text:span text:style-name="Source_20_Text"><text:span text:style-name="T14">p</text:span></text:span><text:span text:style-name="Source_20_Text"><text:span text:style-name="T13">&gt;</text:span></text:span></text:p><text:p text:style-name="P40"><text:span text:style-name="Source_20_Text"><text:span text:style-name="T13">&lt;</text:span></text:span><text:span text:style-name="Source_20_Text"><text:span text:style-name="T14">p </text:span></text:span><text:span text:style-name="Source_20_Text"><text:span text:style-name="T15">class</text:span></text:span><text:span text:style-name="Source_20_Text"><text:span text:style-name="T13">="</text:span></text:span><text:span text:style-name="Source_20_Text"><text:span text:style-name="T16">better</text:span></text:span><text:span text:style-name="Source_20_Text"><text:span text:style-name="T13">"</text:span></text:span><text:span text:style-name="Source_20_Text"><text:span text:style-name="T14"> </text:span></text:span><text:span text:style-name="Source_20_Text"><text:span text:style-name="T15">id</text:span></text:span><text:span text:style-name="Source_20_Text"><text:span text:style-name="T13">="</text:span></text:span><text:span text:style-name="Source_20_Text"><text:span text:style-name="T16">winning</text:span></text:span><text:span text:style-name="Source_20_Text"><text:span text:style-name="T13">"&gt;</text:span></text:span><text:span text:style-name="Source_20_Text"><text:span text:style-name="T17">One selector to rule them all!</text:span></text:span><text:span text:style-name="Source_20_Text"><text:span text:style-name="T13">&lt;/</text:span></text:span><text:span text:style-name="Source_20_Text"><text:span text:style-name="T14">p</text:span></text:span><text:span text:style-name="Source_20_Text"><text:span text:style-name="T13">&gt;</text:span></text:span></text:p><text:p text:style-name="P40"><text:span text:style-name="Source_20_Text"><text:span text:style-name="T15">#winning </text:span></text:span><text:span text:style-name="Source_20_Text"><text:span text:style-name="T13">{</text:span></text:span></text:p><text:p text:style-name="P40"><text:span text:style-name="Source_20_Text"><text:span text:style-name="T18"><text:s text:c="2"/></text:span></text:span><text:span text:style-name="Source_20_Text"><text:span text:style-name="T14">background-color</text:span></text:span><text:span text:style-name="Source_20_Text"><text:span text:style-name="T13">:</text:span></text:span><text:span text:style-name="Source_20_Text"><text:span text:style-name="T17"> red</text:span></text:span><text:span text:style-name="Source_20_Text"><text:span text:style-name="T13">;</text:span></text:span></text:p><text:p text:style-name="P40"><text:span text:style-name="Source_20_Text"><text:span text:style-name="T18"><text:s text:c="2"/></text:span></text:span><text:span text:style-name="Source_20_Text"><text:span text:style-name="T14">border</text:span></text:span><text:span text:style-name="Source_20_Text"><text:span text:style-name="T13">:</text:span></text:span><text:span text:style-name="Source_20_Text"><text:span text:style-name="T17"> </text:span></text:span><text:span text:style-name="Source_20_Text"><text:span text:style-name="T14">1</text:span></text:span><text:span text:style-name="Source_20_Text"><text:span text:style-name="T17">px solid black</text:span></text:span><text:span text:style-name="Source_20_Text"><text:span text:style-name="T13">;</text:span></text:span></text:p><text:p text:style-name="P40"><text:span text:style-name="Source_20_Text"><text:span text:style-name="T13">}</text:span></text:span></text:p><text:p text:style-name="P41"/><text:p text:style-name="P40"><text:span text:style-name="Source_20_Text"><text:span text:style-name="T15">.better </text:span></text:span><text:span text:style-name="Source_20_Text"><text:span text:style-name="T13">{</text:span></text:span></text:p><text:p text:style-name="P40"><text:span text:style-name="Source_20_Text"><text:span text:style-name="T18"><text:s text:c="2"/></text:span></text:span><text:span text:style-name="Source_20_Text"><text:span text:style-name="T14">background-color</text:span></text:span><text:span text:style-name="Source_20_Text"><text:span text:style-name="T13">:</text:span></text:span><text:span text:style-name="Source_20_Text"><text:span text:style-name="T17"> gray</text:span></text:span><text:span text:style-name="Source_20_Text"><text:span text:style-name="T13">;</text:span></text:span></text:p><text:p text:style-name="P40"><text:span text:style-name="Source_20_Text"><text:span text:style-name="T18"><text:s text:c="2"/></text:span></text:span><text:span text:style-name="Source_20_Text"><text:span text:style-name="T14">border</text:span></text:span><text:span text:style-name="Source_20_Text"><text:span text:style-name="T13">:</text:span></text:span><text:span text:style-name="Source_20_Text"><text:span text:style-name="T17"> none </text:span></text:span><text:span text:style-name="Source_20_Text"><text:span text:style-name="T19">!important</text:span></text:span><text:span text:style-name="Source_20_Text"><text:span text:style-name="T13">;</text:span></text:span></text:p><text:p text:style-name="P40"><text:span text:style-name="Source_20_Text"><text:span text:style-name="T13">}</text:span></text:span></text:p><text:p text:style-name="P41"/><text:p text:style-name="P40"><text:span text:style-name="Source_20_Text"><text:span text:style-name="T15">p </text:span></text:span><text:span text:style-name="Source_20_Text"><text:span text:style-name="T13">{</text:span></text:span></text:p><text:p text:style-name="P40"><text:span text:style-name="Source_20_Text"><text:span text:style-name="T18"><text:s text:c="2"/></text:span></text:span><text:span text:style-name="Source_20_Text"><text:span text:style-name="T14">background-color</text:span></text:span><text:span text:style-name="Source_20_Text"><text:span text:style-name="T13">:</text:span></text:span><text:span text:style-name="Source_20_Text"><text:span text:style-name="T17"> blue</text:span></text:span><text:span text:style-name="Source_20_Text"><text:span text:style-name="T13">;</text:span></text:span></text:p><text:p text:style-name="P40"><text:span text:style-name="Source_20_Text"><text:span text:style-name="T18"><text:s text:c="2"/></text:span></text:span><text:span text:style-name="Source_20_Text"><text:span text:style-name="T14">color</text:span></text:span><text:span text:style-name="Source_20_Text"><text:span text:style-name="T13">:</text:span></text:span><text:span text:style-name="Source_20_Text"><text:span text:style-name="T17"> white</text:span></text:span><text:span text:style-name="Source_20_Text"><text:span text:style-name="T13">;</text:span></text:span></text:p><text:p text:style-name="P40"><text:span text:style-name="Source_20_Text"><text:span text:style-name="T18"><text:s text:c="2"/></text:span></text:span><text:span text:style-name="Source_20_Text"><text:span text:style-name="T14">padding</text:span></text:span><text:span text:style-name="Source_20_Text"><text:span text:style-name="T13">:</text:span></text:span><text:span text:style-name="Source_20_Text"><text:span text:style-name="T17"> </text:span></text:span><text:span text:style-name="Source_20_Text"><text:span text:style-name="T14">5</text:span></text:span><text:span text:style-name="Source_20_Text"><text:span text:style-name="T17">px</text:span></text:span><text:span text:style-name="Source_20_Text"><text:span text:style-name="T13">;</text:span></text:span></text:p><text:p text:style-name="P40"><text:span text:style-name="Source_20_Text"><text:span text:style-name="T13">}</text:span></text:span></text:p><text:p text:style-name="P20">This produces the following:</text:p><text:p text:style-name="P20"><draw:frame draw:style-name="fr6" draw:name="Object1" text:anchor-type="as-char" svg:width="0.4909in" style:rel-width="100%" svg:height="1.5626in" draw:z-index="7"><draw:floating-frame xlink:href="https://mdn.mozillademos.org/en-US/docs/Learn/CSS/Introduction_to_CSS/Cascade_and_inheritance$samples/Importance?revision=1450494" xlink:type="simple" xlink:show="embed" xlink:actuate="onLoad"/></draw:frame></text:p><text:p text:style-name="P20">Let's walk through this to see what's happening:</text:p><text:list xml:id="list1828176192" text:style-name="L3"><text:list-item><text:p text:style-name="P8">You'll see that the third rule's <text:a xlink:type="simple" xlink:href="https://developer.mozilla.org/en-US/docs/Web/CSS/color" text:style-name="Internet_20_link" text:visited-style-name="Visited_20_Internet_20_Link"><text:span text:style-name="Source_20_Text"><text:span text:style-name="T8">color</text:span></text:span></text:a> and <text:a xlink:type="simple" xlink:href="https://developer.mozilla.org/en-US/docs/Web/CSS/padding" text:style-name="Internet_20_link" text:visited-style-name="Visited_20_Internet_20_Link"><text:span text:style-name="Source_20_Text"><text:span text:style-name="T8">padding</text:span></text:span></text:a> values have been applied, but the <text:a xlink:type="simple" xlink:href="https://developer.mozilla.org/en-US/docs/Web/CSS/background-color" text:style-name="Internet_20_link" text:visited-style-name="Visited_20_Internet_20_Link"><text:span text:style-name="Source_20_Text"><text:span text:style-name="T8">background-color</text:span></text:span></text:a> hasn't. Why? Really all three should surely apply, because rules later in the source order generally override earlier rules.</text:p></text:list-item><text:list-item><text:p text:style-name="P23">However, The rules above it win, because IDs/class selectors have higher specificity than element selectors (you'll learn more about this in the next section).</text:p></text:list-item><text:list-item><text:p text:style-name="P8">Both elements have a <text:a xlink:type="simple" xlink:href="https://developer.mozilla.org/en-US/docs/Web/HTML/Global_attributes#attr-class" text:style-name="Internet_20_link" text:visited-style-name="Visited_20_Internet_20_Link"><text:span text:style-name="Source_20_Text"><text:span text:style-name="T5">class</text:span></text:span></text:a> of <text:span text:style-name="Source_20_Text"><text:span text:style-name="T11">better</text:span></text:span>, but the 2nd one has an <text:a xlink:type="simple" xlink:href="https://developer.mozilla.org/en-US/docs/Web/HTML/Global_attributes#attr-id" text:style-name="Internet_20_link" text:visited-style-name="Visited_20_Internet_20_Link"><text:span text:style-name="Source_20_Text"><text:span text:style-name="T5">id</text:span></text:span></text:a> of <text:span text:style-name="Source_20_Text"><text:span text:style-name="T11">winning</text:span></text:span> too. Since IDs have an <text:span text:style-name="Emphasis"><text:span text:style-name="T1">even higher</text:span></text:span> specificity than classes (you can only have one element with each unique ID on a page, but many elements with the same class — ID selectors are <text:span text:style-name="Emphasis"><text:span text:style-name="T1">very specific</text:span></text:span> in what they target), the red background color and the 1 pixel black border should both be applied to the 2nd element, with the first element getting the gray background color, and no border, as specified by the class.</text:p></text:list-item><text:list-item><text:p text:style-name="P8">The 2nd element <text:span text:style-name="Emphasis"><text:span text:style-name="T1">does</text:span></text:span> get the red background color, but no border. Why? Because of the <text:span text:style-name="Source_20_Text"><text:span text:style-name="T11">!important</text:span></text:span> declaration in the second rule — including this after <text:span text:style-name="Source_20_Text"><text:span text:style-name="T11">border: none</text:span></text:span>means that this declaration will win over the border value in the previous rule, even though the ID has higher specificity.</text:p></text:list-item></text:list><text:p text:style-name="P7"><text:span text:style-name="Strong_20_Emphasis"><text:span text:style-name="T20">Note</text:span></text:span><text:span text:style-name="T23">: The only way to override this </text:span><text:span text:style-name="Source_20_Text"><text:span text:style-name="T12">!important</text:span></text:span><text:span text:style-name="T23"> declaration would be to include another </text:span><text:span text:style-name="Source_20_Text"><text:span text:style-name="T12">!important</text:span></text:span><text:span text:style-name="T23"> declaration of the </text:span><text:span text:style-name="Emphasis"><text:span text:style-name="T23">same specificity</text:span></text:span><text:span text:style-name="T23"> later in the source order, or one with a higher specificity.</text:span></text:p><text:p text:style-name="P7">It is useful to know that <text:span text:style-name="Source_20_Text"><text:span text:style-name="T11">!important</text:span></text:span> exists so that you know what it is when you come across it in other people's code. <text:span text:style-name="Strong_20_Emphasis"><text:span text:style-name="T1">However</text:span></text:span>, we strongly recommend that you never use it unless you absolutely have to. One situation in which you may have to use it is when you are working on a CMS where you can't edit the core CSS modules, and you really want to override a style that can't be overridden in any other way. But really, don't use it if you can avoid it, because <text:span text:style-name="Source_20_Text"><text:span text:style-name="T11">!important</text:span></text:span> changes the way the cascade normally works, so it can make debugging CSS problems really hard to work out, especially in a large stylesheet.</text:p><text:p text:style-name="P20">It is also useful to note that the importance of a CSS declaration depends on what stylesheet it is specified in — it is possible for users to set custom stylesheets to override the developer's styles, for example the user might be visually impaired, and want to set the font size on all web pages they visit to be double the normal size to allow for easier reading.</text:p><text:p text:style-name="P20">Conflicting declarations will be applied in the following order, with later ones overriding earlier ones:</text:p><text:list xml:id="list2648820729" text:style-name="L4"><text:list-item><text:p text:style-name="P24">Declarations in user agent style sheets (e.g. the browser's default styles, used when no other styling is set).</text:p></text:list-item><text:list-item><text:p text:style-name="P24">Normal declarations in user style sheets (custom styles set by a user).</text:p></text:list-item><text:list-item><text:p text:style-name="P24">Normal declarations in author style sheets (these are the styles set by us, the web developers).</text:p></text:list-item><text:list-item><text:p text:style-name="P24">Important declarations in author style sheets</text:p></text:list-item><text:list-item><text:p text:style-name="P24">Important declarations in user style sheets</text:p></text:list-item></text:list><text:p text:style-name="P7">It makes sense for web developers' stylesheets to override user stylesheets, so the design can be kept as intended, but sometimes users have good reasons to override web developer styles, as mentioned above — this can be achieved by using <text:span text:style-name="Source_20_Text"><text:span text:style-name="T11">!important</text:span></text:span> in their rules.</text:p><text:h text:style-name="P39" text:outline-level="3"><text:bookmark text:name="Specificity"/>Specificity<draw:frame draw:style-name="fr1" draw:name="Frame7" text:anchor-type="char" svg:width="0.0161in" draw:z-index="8"><draw:text-box fo:min-height="0.0161in"><text:p text:style-name="Text_20_body">Section</text:p></draw:text-box></draw:frame></text:h><text:p text:style-name="P7"><text:span text:style-name="Strong_20_Emphasis"><text:span text:style-name="T1">Specificity</text:span></text:span> is basically a measure of how specific a selector is — how many elements it <text:span text:style-name="Emphasis"><text:span text:style-name="T1">could</text:span></text:span>match. As shown in the example seen above, element selectors have low specificity. Class selectors have a higher specificity, so will win against element selectors. ID selectors have an even higher specificity, so will win against class selectors. The only way to win against an ID selector is to use <text:span text:style-name="Source_20_Text"><text:span text:style-name="T11">!important</text:span></text:span>.</text:p><text:p text:style-name="P20">The amount of specificity a selector has is measured using four different values (or components), which can be thought of as thousands, hundreds, tens and ones — four single digits in four columns:</text:p><text:list xml:id="list1969772362" text:style-name="L5"><text:list-item><text:p text:style-name="P9">Thousands: Score one in this column if the declaration is inside a <text:a xlink:type="simple" xlink:href="https://developer.mozilla.org/en-US/docs/Web/HTML/Global_attributes#attr-style" text:style-name="Internet_20_link" text:visited-style-name="Visited_20_Internet_20_Link"><text:span text:style-name="Source_20_Text"><text:span text:style-name="T5">style</text:span></text:span></text:a> attribute, aka inline styles. Such declarations don't have selectors, so their specificity is always simply 1000.</text:p></text:list-item><text:list-item><text:p text:style-name="P25">Hundreds: Score one in this column for each ID selector contained inside the overall selector.</text:p></text:list-item><text:list-item><text:p text:style-name="P25">Tens: Score one in this column for each class selector, attribute selector, or pseudo-class contained inside the overall selector.</text:p></text:list-item><text:list-item><text:p text:style-name="P25">Ones: Score one in this column for each element selector or pseudo-element contained inside the overall selector.</text:p></text:list-item></text:list><text:p text:style-name="P7"><text:span text:style-name="Strong_20_Emphasis"><text:span text:style-name="T20">Note</text:span></text:span><text:span text:style-name="T23">: Universal selector (</text:span><text:span text:style-name="Source_20_Text"><text:span text:style-name="T12">*</text:span></text:span><text:span text:style-name="T23">), combinators (</text:span><text:span text:style-name="Source_20_Text"><text:span text:style-name="T12">+</text:span></text:span><text:span text:style-name="T23">, </text:span><text:span text:style-name="Source_20_Text"><text:span text:style-name="T12">&gt;</text:span></text:span><text:span text:style-name="T23">, </text:span><text:span text:style-name="Source_20_Text"><text:span text:style-name="T12">~</text:span></text:span><text:span text:style-name="T23">, ' ') and negation pseudo-class (</text:span><text:span text:style-name="Source_20_Text"><text:span text:style-name="T12">:not</text:span></text:span><text:span text:style-name="T23">) have no effect on specificity.</text:span></text:p><text:p text:style-name="P20">The following table shows a few isolated examples to get you in the mood. Try going through these, and making sure you understand why they have the specificity that we have given them.</text:p><table:table table:name="Table2" table:style-name="Table2"><table:table-column table:style-name="Table2.A"/><table:table-column table:style-name="Table2.B"/><table:table-column table:style-name="Table2.C"/><table:table-column table:style-name="Table2.D"/><table:table-column table:style-name="Table2.E"/><table:table-column table:style-name="Table2.F"/><table:table-header-rows><table:table-row><table:table-cell table:style-name="Table2.A1" office:value-type="string"><text:p text:style-name="P45">Selector</text:p></table:table-cell><table:table-cell table:style-name="Table2.A1" office:value-type="string"><text:p text:style-name="P45">Thousands</text:p></table:table-cell><table:table-cell table:style-name="Table2.A1" office:value-type="string"><text:p text:style-name="P45">Hundreds</text:p></table:table-cell><table:table-cell table:style-name="Table2.A1" office:value-type="string"><text:p text:style-name="P45">Tens</text:p></table:table-cell><table:table-cell table:style-name="Table2.A1" office:value-type="string"><text:p text:style-name="P45">Ones</text:p></table:table-cell><table:table-cell table:style-name="Table2.A1" office:value-type="string"><text:p text:style-name="P45">Total specificity</text:p></table:table-cell></table:table-row></table:table-header-rows><table:table-row><table:table-cell table:style-name="Table2.A2" office:value-type="string"><text:p text:style-name="P42"><text:span text:style-name="Source_20_Text"><text:span text:style-name="T11">h1</text:span></text:span></text:p></table:table-cell><table:table-cell table:style-name="Table2.A2" office:value-type="string"><text:p text:style-name="P42">0</text:p></table:table-cell><table:table-cell table:style-name="Table2.A2" office:value-type="string"><text:p text:style-name="P42">0</text:p></table:table-cell><table:table-cell table:style-name="Table2.A2" office:value-type="string"><text:p text:style-name="P42">0</text:p></table:table-cell><table:table-cell table:style-name="Table2.A2" office:value-type="string"><text:p text:style-name="P42">1</text:p></table:table-cell><table:table-cell table:style-name="Table2.A2" office:value-type="string"><text:p text:style-name="P42">0001</text:p></table:table-cell></table:table-row><table:table-row><table:table-cell table:style-name="Table2.A2" office:value-type="string"><text:p text:style-name="P42"><text:span text:style-name="Source_20_Text"><text:span text:style-name="T11">h1 + p::first-letter</text:span></text:span></text:p></table:table-cell><table:table-cell table:style-name="Table2.A2" office:value-type="string"><text:p text:style-name="P42">0</text:p></table:table-cell><table:table-cell table:style-name="Table2.A2" office:value-type="string"><text:p text:style-name="P42">0</text:p></table:table-cell><table:table-cell table:style-name="Table2.A2" office:value-type="string"><text:p text:style-name="P42">0</text:p></table:table-cell><table:table-cell table:style-name="Table2.A2" office:value-type="string"><text:p text:style-name="P42">3</text:p></table:table-cell><table:table-cell table:style-name="Table2.A2" office:value-type="string"><text:p text:style-name="P42">0003</text:p></table:table-cell></table:table-row><table:table-row><table:table-cell table:style-name="Table2.A2" office:value-type="string"><text:p text:style-name="P42"><text:span text:style-name="Source_20_Text"><text:span text:style-name="T11">li &gt; a[href*="en-US"] &gt; .inline-warning</text:span></text:span></text:p></table:table-cell><table:table-cell table:style-name="Table2.A2" office:value-type="string"><text:p text:style-name="P42">0</text:p></table:table-cell><table:table-cell table:style-name="Table2.A2" office:value-type="string"><text:p text:style-name="P42">0</text:p></table:table-cell><table:table-cell table:style-name="Table2.A2" office:value-type="string"><text:p text:style-name="P42">2</text:p></table:table-cell><table:table-cell table:style-name="Table2.A2" office:value-type="string"><text:p text:style-name="P42">2</text:p></table:table-cell><table:table-cell table:style-name="Table2.A2" office:value-type="string"><text:p text:style-name="P42">0022</text:p></table:table-cell></table:table-row><table:table-row><table:table-cell table:style-name="Table2.A2" office:value-type="string"><text:p text:style-name="P42"><text:span text:style-name="Source_20_Text"><text:span text:style-name="T11">#identifier</text:span></text:span></text:p></table:table-cell><table:table-cell table:style-name="Table2.A2" office:value-type="string"><text:p text:style-name="P42">0</text:p></table:table-cell><table:table-cell table:style-name="Table2.A2" office:value-type="string"><text:p text:style-name="P42">1</text:p></table:table-cell><table:table-cell table:style-name="Table2.A2" office:value-type="string"><text:p text:style-name="P42">0</text:p></table:table-cell><table:table-cell table:style-name="Table2.A2" office:value-type="string"><text:p text:style-name="P42">0</text:p></table:table-cell><table:table-cell table:style-name="Table2.A2" office:value-type="string"><text:p text:style-name="P42">0100</text:p></table:table-cell></table:table-row><table:table-row><table:table-cell table:style-name="Table2.A2" office:value-type="string"><text:p text:style-name="P42">No selector, with a rule inside an element's <text:a xlink:type="simple" xlink:href="https://developer.mozilla.org/en-US/docs/Web/HTML/Global_attributes#attr-style" text:style-name="Internet_20_link" text:visited-style-name="Visited_20_Internet_20_Link"><text:span text:style-name="Source_20_Text"><text:span text:style-name="T5">style</text:span></text:span></text:a>attribute</text:p></table:table-cell><table:table-cell table:style-name="Table2.A2" office:value-type="string"><text:p text:style-name="P42">1</text:p></table:table-cell><table:table-cell table:style-name="Table2.A2" office:value-type="string"><text:p text:style-name="P42">0</text:p></table:table-cell><table:table-cell table:style-name="Table2.A2" office:value-type="string"><text:p text:style-name="P42">0</text:p></table:table-cell><table:table-cell table:style-name="Table2.A2" office:value-type="string"><text:p text:style-name="P42">0</text:p></table:table-cell><table:table-cell table:style-name="Table2.A2" office:value-type="string"><text:p text:style-name="P43">1000</text:p></table:table-cell></table:table-row></table:table><text:p text:style-name="P7"><text:span text:style-name="Strong_20_Emphasis"><text:span text:style-name="T20">Note</text:span></text:span><text:span text:style-name="T23">: If multiple selectors have the same importance </text:span><text:span text:style-name="Emphasis"><text:span text:style-name="T23">and</text:span></text:span><text:span text:style-name="T23"> specificity, which selector wins is decided by which comes later in the </text:span><text:a xlink:type="simple" xlink:href="https://developer.mozilla.org/en-US/docs/Learn/CSS/Introduction_to_CSS/Cascade_and_inheritance#Source_order" text:style-name="Internet_20_link" text:visited-style-name="Visited_20_Internet_20_Link"><text:span text:style-name="T9">Source order</text:span></text:a><text:span text:style-name="T23">.</text:span></text:p><text:p text:style-name="P20">Before we move on, let's look at an example in action. Here is the HTML we are going to use:</text:p><text:p text:style-name="P40"><text:span text:style-name="Source_20_Text"><text:span text:style-name="T13">&lt;</text:span></text:span><text:span text:style-name="Source_20_Text"><text:span text:style-name="T14">div </text:span></text:span><text:span text:style-name="Source_20_Text"><text:span text:style-name="T15">id</text:span></text:span><text:span text:style-name="Source_20_Text"><text:span text:style-name="T13">="</text:span></text:span><text:span text:style-name="Source_20_Text"><text:span text:style-name="T16">outer</text:span></text:span><text:span text:style-name="Source_20_Text"><text:span text:style-name="T13">"</text:span></text:span><text:span text:style-name="Source_20_Text"><text:span text:style-name="T14"> </text:span></text:span><text:span text:style-name="Source_20_Text"><text:span text:style-name="T15">class</text:span></text:span><text:span text:style-name="Source_20_Text"><text:span text:style-name="T13">="</text:span></text:span><text:span text:style-name="Source_20_Text"><text:span text:style-name="T16">container</text:span></text:span><text:span text:style-name="Source_20_Text"><text:span text:style-name="T13">"&gt;</text:span></text:span></text:p><text:p text:style-name="P40"><text:span text:style-name="Source_20_Text"><text:span text:style-name="T18"><text:s text:c="2"/></text:span></text:span><text:span text:style-name="Source_20_Text"><text:span text:style-name="T13">&lt;</text:span></text:span><text:span text:style-name="Source_20_Text"><text:span text:style-name="T14">div </text:span></text:span><text:span text:style-name="Source_20_Text"><text:span text:style-name="T15">id</text:span></text:span><text:span text:style-name="Source_20_Text"><text:span text:style-name="T13">="</text:span></text:span><text:span text:style-name="Source_20_Text"><text:span text:style-name="T16">inner</text:span></text:span><text:span text:style-name="Source_20_Text"><text:span text:style-name="T13">"</text:span></text:span><text:span text:style-name="Source_20_Text"><text:span text:style-name="T14"> </text:span></text:span><text:span text:style-name="Source_20_Text"><text:span text:style-name="T15">class</text:span></text:span><text:span text:style-name="Source_20_Text"><text:span text:style-name="T13">="</text:span></text:span><text:span text:style-name="Source_20_Text"><text:span text:style-name="T16">container</text:span></text:span><text:span text:style-name="Source_20_Text"><text:span text:style-name="T13">"&gt;</text:span></text:span></text:p><text:p text:style-name="P40"><text:span text:style-name="Source_20_Text"><text:span text:style-name="T18"><text:s text:c="4"/></text:span></text:span><text:span text:style-name="Source_20_Text"><text:span text:style-name="T13">&lt;</text:span></text:span><text:span text:style-name="Source_20_Text"><text:span text:style-name="T14">ul</text:span></text:span><text:span text:style-name="Source_20_Text"><text:span text:style-name="T13">&gt;</text:span></text:span></text:p><text:p text:style-name="P40"><text:span text:style-name="Source_20_Text"><text:span text:style-name="T18"><text:s text:c="6"/></text:span></text:span><text:span text:style-name="Source_20_Text"><text:span text:style-name="T13">&lt;</text:span></text:span><text:span text:style-name="Source_20_Text"><text:span text:style-name="T14">li </text:span></text:span><text:span text:style-name="Source_20_Text"><text:span text:style-name="T15">class</text:span></text:span><text:span text:style-name="Source_20_Text"><text:span text:style-name="T13">="</text:span></text:span><text:span text:style-name="Source_20_Text"><text:span text:style-name="T16">nav</text:span></text:span><text:span text:style-name="Source_20_Text"><text:span text:style-name="T13">"&gt;&lt;</text:span></text:span><text:span text:style-name="Source_20_Text"><text:span text:style-name="T14">a </text:span></text:span><text:span text:style-name="Source_20_Text"><text:span text:style-name="T15">href</text:span></text:span><text:span text:style-name="Source_20_Text"><text:span text:style-name="T13">="</text:span></text:span><text:span text:style-name="Source_20_Text"><text:span text:style-name="T16">#</text:span></text:span><text:span text:style-name="Source_20_Text"><text:span text:style-name="T13">"&gt;</text:span></text:span><text:span text:style-name="Source_20_Text"><text:span text:style-name="T17">One</text:span></text:span><text:span text:style-name="Source_20_Text"><text:span text:style-name="T13">&lt;/</text:span></text:span><text:span text:style-name="Source_20_Text"><text:span text:style-name="T14">a</text:span></text:span><text:span text:style-name="Source_20_Text"><text:span text:style-name="T13">&gt;&lt;/</text:span></text:span><text:span text:style-name="Source_20_Text"><text:span text:style-name="T14">li</text:span></text:span><text:span text:style-name="Source_20_Text"><text:span text:style-name="T13">&gt;</text:span></text:span></text:p><text:p text:style-name="P40"><text:span text:style-name="Source_20_Text"><text:span text:style-name="T18"><text:s text:c="6"/></text:span></text:span><text:span text:style-name="Source_20_Text"><text:span text:style-name="T13">&lt;</text:span></text:span><text:span text:style-name="Source_20_Text"><text:span text:style-name="T14">li </text:span></text:span><text:span text:style-name="Source_20_Text"><text:span text:style-name="T15">class</text:span></text:span><text:span text:style-name="Source_20_Text"><text:span text:style-name="T13">="</text:span></text:span><text:span text:style-name="Source_20_Text"><text:span text:style-name="T16">nav</text:span></text:span><text:span text:style-name="Source_20_Text"><text:span text:style-name="T13">"&gt;&lt;</text:span></text:span><text:span text:style-name="Source_20_Text"><text:span text:style-name="T14">a </text:span></text:span><text:span text:style-name="Source_20_Text"><text:span text:style-name="T15">href</text:span></text:span><text:span text:style-name="Source_20_Text"><text:span text:style-name="T13">="</text:span></text:span><text:span text:style-name="Source_20_Text"><text:span text:style-name="T16">#</text:span></text:span><text:span text:style-name="Source_20_Text"><text:span text:style-name="T13">"&gt;</text:span></text:span><text:span text:style-name="Source_20_Text"><text:span text:style-name="T17">Two</text:span></text:span><text:span text:style-name="Source_20_Text"><text:span text:style-name="T13">&lt;/</text:span></text:span><text:span text:style-name="Source_20_Text"><text:span text:style-name="T14">a</text:span></text:span><text:span text:style-name="Source_20_Text"><text:span text:style-name="T13">&gt;&lt;/</text:span></text:span><text:span text:style-name="Source_20_Text"><text:span text:style-name="T14">li</text:span></text:span><text:span text:style-name="Source_20_Text"><text:span text:style-name="T13">&gt;</text:span></text:span></text:p><text:p text:style-name="P40"><text:span text:style-name="Source_20_Text"><text:span text:style-name="T18"><text:s text:c="4"/></text:span></text:span><text:span text:style-name="Source_20_Text"><text:span text:style-name="T13">&lt;/</text:span></text:span><text:span text:style-name="Source_20_Text"><text:span text:style-name="T14">ul</text:span></text:span><text:span text:style-name="Source_20_Text"><text:span text:style-name="T13">&gt;</text:span></text:span></text:p><text:p text:style-name="P40"><text:span text:style-name="Source_20_Text"><text:span text:style-name="T18"><text:s text:c="2"/></text:span></text:span><text:span text:style-name="Source_20_Text"><text:span text:style-name="T13">&lt;/</text:span></text:span><text:span text:style-name="Source_20_Text"><text:span text:style-name="T14">div</text:span></text:span><text:span text:style-name="Source_20_Text"><text:span text:style-name="T13">&gt;</text:span></text:span></text:p><text:p text:style-name="P40"><text:span text:style-name="Source_20_Text"><text:span text:style-name="T13">&lt;/</text:span></text:span><text:span text:style-name="Source_20_Text"><text:span text:style-name="T14">div</text:span></text:span><text:span text:style-name="Source_20_Text"><text:span text:style-name="T13">&gt;</text:span></text:span></text:p><text:p text:style-name="P20">And here is the CSS for the example:</text:p><text:p text:style-name="P40"><text:span text:style-name="Source_20_Text"><text:span text:style-name="T21">/* specificity: 0101 */</text:span></text:span></text:p><text:p text:style-name="P40"><text:span text:style-name="Source_20_Text"><text:span text:style-name="T15">#outer a </text:span></text:span><text:span text:style-name="Source_20_Text"><text:span text:style-name="T13">{</text:span></text:span></text:p><text:p text:style-name="P40"><text:span text:style-name="Source_20_Text"><text:span text:style-name="T18"><text:s text:c="2"/></text:span></text:span><text:span text:style-name="Source_20_Text"><text:span text:style-name="T14">background-color</text:span></text:span><text:span text:style-name="Source_20_Text"><text:span text:style-name="T13">:</text:span></text:span><text:span text:style-name="Source_20_Text"><text:span text:style-name="T17"> red</text:span></text:span><text:span text:style-name="Source_20_Text"><text:span text:style-name="T13">;</text:span></text:span></text:p><text:p text:style-name="P40"><text:span text:style-name="Source_20_Text"><text:span text:style-name="T13">}</text:span></text:span></text:p><text:p text:style-name="P41"/><text:p text:style-name="P40"><text:span text:style-name="Source_20_Text"><text:span text:style-name="T21">/* specificity: 0201 */</text:span></text:span></text:p><text:p text:style-name="P40"><text:span text:style-name="Source_20_Text"><text:span text:style-name="T15">#outer #inner a </text:span></text:span><text:span text:style-name="Source_20_Text"><text:span text:style-name="T13">{</text:span></text:span></text:p><text:p text:style-name="P40"><text:span text:style-name="Source_20_Text"><text:span text:style-name="T18"><text:s text:c="2"/></text:span></text:span><text:span text:style-name="Source_20_Text"><text:span text:style-name="T14">background-color</text:span></text:span><text:span text:style-name="Source_20_Text"><text:span text:style-name="T13">:</text:span></text:span><text:span text:style-name="Source_20_Text"><text:span text:style-name="T17"> blue</text:span></text:span><text:span text:style-name="Source_20_Text"><text:span text:style-name="T13">;</text:span></text:span></text:p><text:p text:style-name="P40"><text:span text:style-name="Source_20_Text"><text:span text:style-name="T13">}</text:span></text:span></text:p><text:p text:style-name="P41"/><text:p text:style-name="P40"><text:span text:style-name="Source_20_Text"><text:span text:style-name="T21">/* specificity: 0104 */</text:span></text:span></text:p><text:p text:style-name="P40"><text:span text:style-name="Source_20_Text"><text:span text:style-name="T15">#outer div ul li a </text:span></text:span><text:span text:style-name="Source_20_Text"><text:span text:style-name="T13">{</text:span></text:span></text:p><text:p text:style-name="P40"><text:span text:style-name="Source_20_Text"><text:span text:style-name="T18"><text:s text:c="2"/></text:span></text:span><text:span text:style-name="Source_20_Text"><text:span text:style-name="T14">color</text:span></text:span><text:span text:style-name="Source_20_Text"><text:span text:style-name="T13">:</text:span></text:span><text:span text:style-name="Source_20_Text"><text:span text:style-name="T17"> yellow</text:span></text:span><text:span text:style-name="Source_20_Text"><text:span text:style-name="T13">;</text:span></text:span></text:p><text:p text:style-name="P40"><text:span text:style-name="Source_20_Text"><text:span text:style-name="T13">}</text:span></text:span></text:p><text:p text:style-name="P41"/><text:p text:style-name="P40"><text:span text:style-name="Source_20_Text"><text:span text:style-name="T21">/* specificity: 0113 */</text:span></text:span></text:p><text:p text:style-name="P40"><text:span text:style-name="Source_20_Text"><text:span text:style-name="T15">#outer div ul .nav a </text:span></text:span><text:span text:style-name="Source_20_Text"><text:span text:style-name="T13">{</text:span></text:span></text:p><text:p text:style-name="P40"><text:span text:style-name="Source_20_Text"><text:span text:style-name="T18"><text:s text:c="2"/></text:span></text:span><text:span text:style-name="Source_20_Text"><text:span text:style-name="T14">color</text:span></text:span><text:span text:style-name="Source_20_Text"><text:span text:style-name="T13">:</text:span></text:span><text:span text:style-name="Source_20_Text"><text:span text:style-name="T17"> white</text:span></text:span><text:span text:style-name="Source_20_Text"><text:span text:style-name="T13">;</text:span></text:span></text:p><text:p text:style-name="P40"><text:span text:style-name="Source_20_Text"><text:span text:style-name="T13">}</text:span></text:span></text:p><text:p text:style-name="P41"/><text:p text:style-name="P40"><text:span text:style-name="Source_20_Text"><text:span text:style-name="T21">/* specificity: 0024 */</text:span></text:span></text:p><text:p text:style-name="P40"><text:span text:style-name="Source_20_Text"><text:span text:style-name="T15">div div li:nth-child(2) a:hover </text:span></text:span><text:span text:style-name="Source_20_Text"><text:span text:style-name="T13">{</text:span></text:span></text:p><text:p text:style-name="P40"><text:span text:style-name="Source_20_Text"><text:span text:style-name="T18"><text:s text:c="2"/></text:span></text:span><text:span text:style-name="Source_20_Text"><text:span text:style-name="T14">border</text:span></text:span><text:span text:style-name="Source_20_Text"><text:span text:style-name="T13">:</text:span></text:span><text:span text:style-name="Source_20_Text"><text:span text:style-name="T17"> </text:span></text:span><text:span text:style-name="Source_20_Text"><text:span text:style-name="T14">10</text:span></text:span><text:span text:style-name="Source_20_Text"><text:span text:style-name="T17">px solid black</text:span></text:span><text:span text:style-name="Source_20_Text"><text:span text:style-name="T13">;</text:span></text:span></text:p><text:p text:style-name="P40"><text:span text:style-name="Source_20_Text"><text:span text:style-name="T13">}</text:span></text:span></text:p><text:p text:style-name="P41"/><text:p text:style-name="P40"><text:span text:style-name="Source_20_Text"><text:span text:style-name="T21">/* specificity: 0023 */</text:span></text:span></text:p><text:p text:style-name="P40"><text:span text:style-name="Source_20_Text"><text:span text:style-name="T15">div li:nth-child(2) a:hover </text:span></text:span><text:span text:style-name="Source_20_Text"><text:span text:style-name="T13">{</text:span></text:span></text:p><text:p text:style-name="P40"><text:span text:style-name="Source_20_Text"><text:span text:style-name="T18"><text:s text:c="2"/></text:span></text:span><text:span text:style-name="Source_20_Text"><text:span text:style-name="T14">border</text:span></text:span><text:span text:style-name="Source_20_Text"><text:span text:style-name="T13">:</text:span></text:span><text:span text:style-name="Source_20_Text"><text:span text:style-name="T17"> </text:span></text:span><text:span text:style-name="Source_20_Text"><text:span text:style-name="T14">10</text:span></text:span><text:span text:style-name="Source_20_Text"><text:span text:style-name="T17">px dashed black</text:span></text:span><text:span text:style-name="Source_20_Text"><text:span text:style-name="T13">;</text:span></text:span></text:p><text:p text:style-name="P40"><text:span text:style-name="Source_20_Text"><text:span text:style-name="T13">}</text:span></text:span></text:p><text:p text:style-name="P41"/><text:p text:style-name="P40"><text:span text:style-name="Source_20_Text"><text:span text:style-name="T21">/* specificity: 0033 */</text:span></text:span></text:p><text:p text:style-name="P40"><text:span text:style-name="Source_20_Text"><text:span text:style-name="T15">div div .nav:nth-child(2) a:hover </text:span></text:span><text:span text:style-name="Source_20_Text"><text:span text:style-name="T13">{</text:span></text:span></text:p><text:p text:style-name="P40"><text:span text:style-name="Source_20_Text"><text:span text:style-name="T18"><text:s text:c="2"/></text:span></text:span><text:span text:style-name="Source_20_Text"><text:span text:style-name="T14">border</text:span></text:span><text:span text:style-name="Source_20_Text"><text:span text:style-name="T13">:</text:span></text:span><text:span text:style-name="Source_20_Text"><text:span text:style-name="T17"> </text:span></text:span><text:span text:style-name="Source_20_Text"><text:span text:style-name="T14">10</text:span></text:span><text:span text:style-name="Source_20_Text"><text:span text:style-name="T17">px double black</text:span></text:span><text:span text:style-name="Source_20_Text"><text:span text:style-name="T13">;</text:span></text:span></text:p><text:p text:style-name="P40"><text:span text:style-name="Source_20_Text"><text:span text:style-name="T13">}</text:span></text:span></text:p><text:p text:style-name="P41"/><text:p text:style-name="P40"><text:span text:style-name="Source_20_Text"><text:span text:style-name="T15">a </text:span></text:span><text:span text:style-name="Source_20_Text"><text:span text:style-name="T13">{</text:span></text:span></text:p><text:p text:style-name="P40"><text:span text:style-name="Source_20_Text"><text:span text:style-name="T18"><text:s text:c="2"/></text:span></text:span><text:span text:style-name="Source_20_Text"><text:span text:style-name="T14">display</text:span></text:span><text:span text:style-name="Source_20_Text"><text:span text:style-name="T13">:</text:span></text:span><text:span text:style-name="Source_20_Text"><text:span text:style-name="T17"> inline-block</text:span></text:span><text:span text:style-name="Source_20_Text"><text:span text:style-name="T13">;</text:span></text:span></text:p><text:p text:style-name="P40"><text:span text:style-name="Source_20_Text"><text:span text:style-name="T18"><text:s text:c="2"/></text:span></text:span><text:span text:style-name="Source_20_Text"><text:span text:style-name="T14">line-height</text:span></text:span><text:span text:style-name="Source_20_Text"><text:span text:style-name="T13">:</text:span></text:span><text:span text:style-name="Source_20_Text"><text:span text:style-name="T17"> </text:span></text:span><text:span text:style-name="Source_20_Text"><text:span text:style-name="T14">40</text:span></text:span><text:span text:style-name="Source_20_Text"><text:span text:style-name="T17">px</text:span></text:span><text:span text:style-name="Source_20_Text"><text:span text:style-name="T13">;</text:span></text:span></text:p><text:p text:style-name="P40"><text:span text:style-name="Source_20_Text"><text:span text:style-name="T18"><text:s text:c="2"/></text:span></text:span><text:span text:style-name="Source_20_Text"><text:span text:style-name="T14">font-size</text:span></text:span><text:span text:style-name="Source_20_Text"><text:span text:style-name="T13">:</text:span></text:span><text:span text:style-name="Source_20_Text"><text:span text:style-name="T17"> </text:span></text:span><text:span text:style-name="Source_20_Text"><text:span text:style-name="T14">20</text:span></text:span><text:span text:style-name="Source_20_Text"><text:span text:style-name="T17">px</text:span></text:span><text:span text:style-name="Source_20_Text"><text:span text:style-name="T13">;</text:span></text:span></text:p><text:p text:style-name="P40"><text:span text:style-name="Source_20_Text"><text:span text:style-name="T18"><text:s text:c="2"/></text:span></text:span><text:span text:style-name="Source_20_Text"><text:span text:style-name="T14">text-decoration</text:span></text:span><text:span text:style-name="Source_20_Text"><text:span text:style-name="T13">:</text:span></text:span><text:span text:style-name="Source_20_Text"><text:span text:style-name="T17"> none</text:span></text:span><text:span text:style-name="Source_20_Text"><text:span text:style-name="T13">;</text:span></text:span></text:p><text:p text:style-name="P40"><text:span text:style-name="Source_20_Text"><text:span text:style-name="T18"><text:s text:c="2"/></text:span></text:span><text:span text:style-name="Source_20_Text"><text:span text:style-name="T14">text-align</text:span></text:span><text:span text:style-name="Source_20_Text"><text:span text:style-name="T13">:</text:span></text:span><text:span text:style-name="Source_20_Text"><text:span text:style-name="T17"> center</text:span></text:span><text:span text:style-name="Source_20_Text"><text:span text:style-name="T13">;</text:span></text:span></text:p><text:p text:style-name="P40"><text:span text:style-name="Source_20_Text"><text:span text:style-name="T18"><text:s text:c="2"/></text:span></text:span><text:span text:style-name="Source_20_Text"><text:span text:style-name="T14">width</text:span></text:span><text:span text:style-name="Source_20_Text"><text:span text:style-name="T13">:</text:span></text:span><text:span text:style-name="Source_20_Text"><text:span text:style-name="T17"> </text:span></text:span><text:span text:style-name="Source_20_Text"><text:span text:style-name="T14">200</text:span></text:span><text:span text:style-name="Source_20_Text"><text:span text:style-name="T17">px</text:span></text:span><text:span text:style-name="Source_20_Text"><text:span text:style-name="T13">;</text:span></text:span></text:p><text:p text:style-name="P40"><text:span text:style-name="Source_20_Text"><text:span text:style-name="T18"><text:s text:c="2"/></text:span></text:span><text:span text:style-name="Source_20_Text"><text:span text:style-name="T14">margin-bottom</text:span></text:span><text:span text:style-name="Source_20_Text"><text:span text:style-name="T13">:</text:span></text:span><text:span text:style-name="Source_20_Text"><text:span text:style-name="T17"> </text:span></text:span><text:span text:style-name="Source_20_Text"><text:span text:style-name="T14">10</text:span></text:span><text:span text:style-name="Source_20_Text"><text:span text:style-name="T17">px</text:span></text:span><text:span text:style-name="Source_20_Text"><text:span text:style-name="T13">;</text:span></text:span></text:p><text:p text:style-name="P40"><text:span text:style-name="Source_20_Text"><text:span text:style-name="T13">}</text:span></text:span></text:p><text:p text:style-name="P41"/><text:p text:style-name="P40"><text:span text:style-name="Source_20_Text"><text:span text:style-name="T15">ul </text:span></text:span><text:span text:style-name="Source_20_Text"><text:span text:style-name="T13">{</text:span></text:span></text:p><text:p text:style-name="P40"><text:span text:style-name="Source_20_Text"><text:span text:style-name="T18"><text:s text:c="2"/></text:span></text:span><text:span text:style-name="Source_20_Text"><text:span text:style-name="T14">padding</text:span></text:span><text:span text:style-name="Source_20_Text"><text:span text:style-name="T13">:</text:span></text:span><text:span text:style-name="Source_20_Text"><text:span text:style-name="T17"> </text:span></text:span><text:span text:style-name="Source_20_Text"><text:span text:style-name="T14">0</text:span></text:span><text:span text:style-name="Source_20_Text"><text:span text:style-name="T13">;</text:span></text:span></text:p><text:p text:style-name="P40"><text:span text:style-name="Source_20_Text"><text:span text:style-name="T13">}</text:span></text:span></text:p><text:p text:style-name="P41"/><text:p text:style-name="P40"><text:span text:style-name="Source_20_Text"><text:span text:style-name="T15">li </text:span></text:span><text:span text:style-name="Source_20_Text"><text:span text:style-name="T13">{</text:span></text:span></text:p><text:p text:style-name="P40"><text:span text:style-name="Source_20_Text"><text:span text:style-name="T18"><text:s text:c="2"/></text:span></text:span><text:span text:style-name="Source_20_Text"><text:span text:style-name="T14">list-style-type</text:span></text:span><text:span text:style-name="Source_20_Text"><text:span text:style-name="T13">:</text:span></text:span><text:span text:style-name="Source_20_Text"><text:span text:style-name="T17"> none</text:span></text:span><text:span text:style-name="Source_20_Text"><text:span text:style-name="T13">;</text:span></text:span></text:p><text:p text:style-name="P40"><text:span text:style-name="Source_20_Text"><text:span text:style-name="T13">}</text:span></text:span></text:p><text:p text:style-name="P20">The result we get from this code is as follows:</text:p><text:p text:style-name="P20"><draw:frame draw:style-name="fr6" draw:name="Object2" text:anchor-type="as-char" svg:width="0.4909in" style:rel-width="100%" svg:height="2.0835in" draw:z-index="9"><draw:floating-frame xlink:href="https://mdn.mozillademos.org/en-US/docs/Learn/CSS/Introduction_to_CSS/Cascade_and_inheritance$samples/Specificity?revision=1450494" xlink:type="simple" xlink:show="embed" xlink:actuate="onLoad"/></draw:frame></text:p><text:p text:style-name="P20">So what's going on here? First of all, we are only interested in the first seven rules of this example, and as you'll notice, we have included their specificity values in a comment before each one.</text:p><text:list xml:id="list1420600349" text:style-name="L6"><text:list-item><text:p text:style-name="P26">The first two selectors are competing over the styling of the link's background color — the second one wins and makes the background color blue because it has an extra ID selector in the chain: its specificity is 201 vs. 101.</text:p></text:list-item><text:list-item><text:p text:style-name="P26">The third and fourth selectors are competing over the styling of the link's text color — the second one wins and makes the text white because although it has one less element selector, the missing selector is swapped out for a class selector, which is worth ten rather than one. So the winning specificity is 113 vs. 104.</text:p></text:list-item><text:list-item><text:p text:style-name="P26">Selectors 5–7 are competing over the styling of the link's border when hovered. Selector six clearly loses to five with a specificity of 23 vs. 24 — it has one fewer element selectors in the chain. Selector seven, however, beats both five and six — it has the same number of sub-selectors in the chain as five, but an element has been swapped out for a class selector. So the winning specificity is 33 vs. 23 and 24.</text:p></text:list-item></text:list><text:p text:style-name="P7"><text:span text:style-name="Strong_20_Emphasis"><text:span text:style-name="T20">Note</text:span></text:span><text:span text:style-name="T23">: If you haven't already, review all the </text:span><text:a xlink:type="simple" xlink:href="https://developer.mozilla.org/en-US/docs/Web/CSS/CSS_Selectors" text:style-name="Internet_20_link" text:visited-style-name="Visited_20_Internet_20_Link"><text:span text:style-name="T9">selectors</text:span></text:a><text:span text:style-name="T23"> one more time, just to make sure you understand why the specificity values have been awarded as shown.</text:span></text:p><text:h text:style-name="P39" text:outline-level="3"><text:bookmark text:name="Source_order"/>Source order<draw:frame draw:style-name="fr1" draw:name="Frame8" text:anchor-type="char" svg:width="0.0161in" draw:z-index="10"><draw:text-box fo:min-height="0.0161in"><text:p text:style-name="Text_20_body">Section</text:p></draw:text-box></draw:frame></text:h><text:p text:style-name="P7">As mentioned above, if multiple competing selectors have the same importance <text:span text:style-name="Emphasis"><text:span text:style-name="T1">and</text:span></text:span> specificity, the third factor that comes into play to help decide which rule wins is source order — later rules will win over earlier rules. For example:</text:p><text:p text:style-name="P40"><text:span text:style-name="Source_20_Text"><text:span text:style-name="T15">p </text:span></text:span><text:span text:style-name="Source_20_Text"><text:span text:style-name="T13">{</text:span></text:span></text:p><text:p text:style-name="P40"><text:span text:style-name="Source_20_Text"><text:span text:style-name="T18"><text:s text:c="2"/></text:span></text:span><text:span text:style-name="Source_20_Text"><text:span text:style-name="T14">color</text:span></text:span><text:span text:style-name="Source_20_Text"><text:span text:style-name="T13">:</text:span></text:span><text:span text:style-name="Source_20_Text"><text:span text:style-name="T17"> blue</text:span></text:span><text:span text:style-name="Source_20_Text"><text:span text:style-name="T13">;</text:span></text:span></text:p><text:p text:style-name="P40"><text:span text:style-name="Source_20_Text"><text:span text:style-name="T13">}</text:span></text:span></text:p><text:p text:style-name="P41"/><text:p text:style-name="P40"><text:span text:style-name="Source_20_Text"><text:span text:style-name="T21">/* This rule will win over the first one */</text:span></text:span></text:p><text:p text:style-name="P40"><text:span text:style-name="Source_20_Text"><text:span text:style-name="T15">p </text:span></text:span><text:span text:style-name="Source_20_Text"><text:span text:style-name="T13">{</text:span></text:span></text:p><text:p text:style-name="P40"><text:span text:style-name="Source_20_Text"><text:span text:style-name="T18"><text:s text:c="2"/></text:span></text:span><text:span text:style-name="Source_20_Text"><text:span text:style-name="T14">color</text:span></text:span><text:span text:style-name="Source_20_Text"><text:span text:style-name="T13">:</text:span></text:span><text:span text:style-name="Source_20_Text"><text:span text:style-name="T17"> red</text:span></text:span><text:span text:style-name="Source_20_Text"><text:span text:style-name="T13">;</text:span></text:span></text:p><text:p text:style-name="P40"><text:span text:style-name="Source_20_Text"><text:span text:style-name="T13">}</text:span></text:span></text:p><text:p text:style-name="P20">Whereas in this example the first rule wins because source order is overruled by specificity:</text:p><text:p text:style-name="P40"><text:span text:style-name="Source_20_Text"><text:span text:style-name="T21">/* This rule will win */</text:span></text:span></text:p><text:p text:style-name="P40"><text:span text:style-name="Source_20_Text"><text:span text:style-name="T15">.footnote </text:span></text:span><text:span text:style-name="Source_20_Text"><text:span text:style-name="T13">{</text:span></text:span></text:p><text:p text:style-name="P40"><text:span text:style-name="Source_20_Text"><text:span text:style-name="T18"><text:s text:c="2"/></text:span></text:span><text:span text:style-name="Source_20_Text"><text:span text:style-name="T14">color</text:span></text:span><text:span text:style-name="Source_20_Text"><text:span text:style-name="T13">:</text:span></text:span><text:span text:style-name="Source_20_Text"><text:span text:style-name="T17"> blue</text:span></text:span><text:span text:style-name="Source_20_Text"><text:span text:style-name="T13">;</text:span></text:span></text:p><text:p text:style-name="P40"><text:span text:style-name="Source_20_Text"><text:span text:style-name="T13">}</text:span></text:span></text:p><text:p text:style-name="P41"/><text:p text:style-name="P40"><text:span text:style-name="Source_20_Text"><text:span text:style-name="T15">p </text:span></text:span><text:span text:style-name="Source_20_Text"><text:span text:style-name="T13">{</text:span></text:span></text:p><text:p text:style-name="P40"><text:span text:style-name="Source_20_Text"><text:span text:style-name="T18"><text:s text:c="2"/></text:span></text:span><text:span text:style-name="Source_20_Text"><text:span text:style-name="T14">color</text:span></text:span><text:span text:style-name="Source_20_Text"><text:span text:style-name="T13">:</text:span></text:span><text:span text:style-name="Source_20_Text"><text:span text:style-name="T17"> red</text:span></text:span><text:span text:style-name="Source_20_Text"><text:span text:style-name="T13">;</text:span></text:span></text:p><text:p text:style-name="P40"><text:span text:style-name="Source_20_Text"><text:span text:style-name="T13">}</text:span></text:span></text:p><text:h text:style-name="P39" text:outline-level="3"><text:bookmark text:name="A_note_on_rule_mixing"/>A note on rule mixing<draw:frame draw:style-name="fr1" draw:name="Frame9" text:anchor-type="char" svg:width="0.0161in" draw:z-index="11"><draw:text-box fo:min-height="0.0161in"><text:p text:style-name="Text_20_body">Section</text:p></draw:text-box></draw:frame></text:h><text:p text:style-name="P20">One thing you should bear in mind when considering all this cascade theory, and what styles get applied over other styles, is that all this happens at the property level — properties override other properties, but you don't get entire rules overriding other rules. When several CSS rules match the same element, they are all applied to that element. Only after that are any conflicting properties evaluated to see which individual styles will win over others.</text:p><text:p text:style-name="P20">Let's see an example. First, some HTML:</text:p><text:p text:style-name="P40"><text:span text:style-name="Source_20_Text"><text:span text:style-name="T13">&lt;</text:span></text:span><text:span text:style-name="Source_20_Text"><text:span text:style-name="T14">p</text:span></text:span><text:span text:style-name="Source_20_Text"><text:span text:style-name="T13">&gt;</text:span></text:span><text:span text:style-name="Source_20_Text"><text:span text:style-name="T17">I'm </text:span></text:span><text:span text:style-name="Source_20_Text"><text:span text:style-name="T13">&lt;</text:span></text:span><text:span text:style-name="Source_20_Text"><text:span text:style-name="T14">strong</text:span></text:span><text:span text:style-name="Source_20_Text"><text:span text:style-name="T13">&gt;</text:span></text:span><text:span text:style-name="Source_20_Text"><text:span text:style-name="T17">important</text:span></text:span><text:span text:style-name="Source_20_Text"><text:span text:style-name="T13">&lt;/</text:span></text:span><text:span text:style-name="Source_20_Text"><text:span text:style-name="T14">strong</text:span></text:span><text:span text:style-name="Source_20_Text"><text:span text:style-name="T13">&gt;&lt;/</text:span></text:span><text:span text:style-name="Source_20_Text"><text:span text:style-name="T14">p</text:span></text:span><text:span text:style-name="Source_20_Text"><text:span text:style-name="T13">&gt;</text:span></text:span></text:p><text:p text:style-name="P20">And now some CSS to style it with:</text:p><text:p text:style-name="P40"><text:span text:style-name="Source_20_Text"><text:span text:style-name="T21">/* specificity: 0002 */</text:span></text:span></text:p><text:p text:style-name="P40"><text:span text:style-name="Source_20_Text"><text:span text:style-name="T15">p strong </text:span></text:span><text:span text:style-name="Source_20_Text"><text:span text:style-name="T13">{</text:span></text:span></text:p><text:p text:style-name="P40"><text:span text:style-name="Source_20_Text"><text:span text:style-name="T18"><text:s text:c="2"/></text:span></text:span><text:span text:style-name="Source_20_Text"><text:span text:style-name="T14">background-color</text:span></text:span><text:span text:style-name="Source_20_Text"><text:span text:style-name="T13">:</text:span></text:span><text:span text:style-name="Source_20_Text"><text:span text:style-name="T17"> khaki</text:span></text:span><text:span text:style-name="Source_20_Text"><text:span text:style-name="T13">;</text:span></text:span></text:p><text:p text:style-name="P40"><text:span text:style-name="Source_20_Text"><text:span text:style-name="T18"><text:s text:c="2"/></text:span></text:span><text:span text:style-name="Source_20_Text"><text:span text:style-name="T14">color</text:span></text:span><text:span text:style-name="Source_20_Text"><text:span text:style-name="T13">:</text:span></text:span><text:span text:style-name="Source_20_Text"><text:span text:style-name="T17"> green</text:span></text:span><text:span text:style-name="Source_20_Text"><text:span text:style-name="T13">;</text:span></text:span></text:p><text:p text:style-name="P40"><text:span text:style-name="Source_20_Text"><text:span text:style-name="T13">}</text:span></text:span></text:p><text:p text:style-name="P41"/><text:p text:style-name="P40"><text:span text:style-name="Source_20_Text"><text:span text:style-name="T21">/* specificity: 0001 */</text:span></text:span></text:p><text:p text:style-name="P40"><text:span text:style-name="Source_20_Text"><text:span text:style-name="T15">strong </text:span></text:span><text:span text:style-name="Source_20_Text"><text:span text:style-name="T13">{</text:span></text:span></text:p><text:p text:style-name="P40"><text:span text:style-name="Source_20_Text"><text:span text:style-name="T18"><text:s text:c="2"/></text:span></text:span><text:span text:style-name="Source_20_Text"><text:span text:style-name="T14">text-decoration</text:span></text:span><text:span text:style-name="Source_20_Text"><text:span text:style-name="T13">:</text:span></text:span><text:span text:style-name="Source_20_Text"><text:span text:style-name="T17"> underline</text:span></text:span><text:span text:style-name="Source_20_Text"><text:span text:style-name="T13">;</text:span></text:span></text:p><text:p text:style-name="P40"><text:span text:style-name="Source_20_Text"><text:span text:style-name="T18"><text:s text:c="2"/></text:span></text:span><text:span text:style-name="Source_20_Text"><text:span text:style-name="T14">color</text:span></text:span><text:span text:style-name="Source_20_Text"><text:span text:style-name="T13">:</text:span></text:span><text:span text:style-name="Source_20_Text"><text:span text:style-name="T17"> red</text:span></text:span><text:span text:style-name="Source_20_Text"><text:span text:style-name="T13">;</text:span></text:span></text:p><text:p text:style-name="P40"><text:span text:style-name="Source_20_Text"><text:span text:style-name="T13">}</text:span></text:span></text:p><text:p text:style-name="P20">Result:</text:p><text:p text:style-name="P20"><draw:frame draw:style-name="fr6" draw:name="Object3" text:anchor-type="as-char" svg:width="0.4909in" style:rel-width="100%" svg:height="0.6252in" draw:z-index="12"><draw:floating-frame xlink:href="https://mdn.mozillademos.org/en-US/docs/Learn/CSS/Introduction_to_CSS/Cascade_and_inheritance$samples/A_note_on_rule_mixing?revision=1450494" xlink:type="simple" xlink:show="embed" xlink:actuate="onLoad"/></draw:frame></text:p><text:p text:style-name="P7">In this example, because of its specificity, the first rule's <text:a xlink:type="simple" xlink:href="https://developer.mozilla.org/en-US/docs/Web/CSS/color" text:style-name="Internet_20_link" text:visited-style-name="Visited_20_Internet_20_Link"><text:span text:style-name="Source_20_Text"><text:span text:style-name="T8">color</text:span></text:span></text:a> property overrides the color property of the second rule. However, both the <text:a xlink:type="simple" xlink:href="https://developer.mozilla.org/en-US/docs/Web/CSS/background-color" text:style-name="Internet_20_link" text:visited-style-name="Visited_20_Internet_20_Link"><text:span text:style-name="Source_20_Text"><text:span text:style-name="T8">background-color</text:span></text:span></text:a> from the first rule and the <text:a xlink:type="simple" xlink:href="https://developer.mozilla.org/en-US/docs/Web/CSS/text-decoration" text:style-name="Internet_20_link" text:visited-style-name="Visited_20_Internet_20_Link"><text:span text:style-name="Source_20_Text"><text:span text:style-name="T8">text-decoration</text:span></text:span></text:a> from the second rule are applied to the <text:a xlink:type="simple" xlink:href="https://developer.mozilla.org/en-US/docs/Web/HTML/Element/strong" text:style-name="Internet_20_link" text:visited-style-name="Visited_20_Internet_20_Link"><text:span text:style-name="Source_20_Text"><text:span text:style-name="T8">&lt;strong&gt;</text:span></text:span></text:a> element. You'll also notice that the text of that element is bolded: this comes from the browsers' default stylesheet.</text:p><text:h text:style-name="P47" text:outline-level="2"><text:bookmark text:name="Inheritance"/>Inheritance<draw:frame draw:style-name="fr1" draw:name="Frame10" text:anchor-type="char" svg:width="0.0161in" draw:z-index="13"><draw:text-box fo:min-height="0.0161in"><text:p text:style-name="Text_20_body">Section</text:p></draw:text-box></draw:frame></text:h><text:p text:style-name="P20">CSS inheritance is the last piece we need to investigate to get all the information and understand what style is applied to an element. The idea is that some property values applied to an element will be inherited by that element's children, and some won't.</text:p><text:list xml:id="list3814792104" text:style-name="L7"><text:list-item><text:p text:style-name="P10">For example, it makes sense for <text:a xlink:type="simple" xlink:href="https://developer.mozilla.org/en-US/docs/Web/CSS/font-family" text:style-name="Internet_20_link" text:visited-style-name="Visited_20_Internet_20_Link"><text:span text:style-name="Source_20_Text"><text:span text:style-name="T8">font-family</text:span></text:span></text:a> and <text:a xlink:type="simple" xlink:href="https://developer.mozilla.org/en-US/docs/Web/CSS/color" text:style-name="Internet_20_link" text:visited-style-name="Visited_20_Internet_20_Link"><text:span text:style-name="Source_20_Text"><text:span text:style-name="T8">color</text:span></text:span></text:a> to be inherited, as that makes it easy for you to set a site-wide base font by applying a font-family to the <text:a xlink:type="simple" xlink:href="https://developer.mozilla.org/en-US/docs/Web/HTML/Element/html" text:style-name="Internet_20_link" text:visited-style-name="Visited_20_Internet_20_Link"><text:span text:style-name="Source_20_Text"><text:span text:style-name="T8">&lt;html&gt;</text:span></text:span></text:a>element; you can then override the fonts on individual elements where needed. It would be really annoying to have to set the base font separately on <text:span text:style-name="Emphasis"><text:span text:style-name="T1">every</text:span></text:span> element.</text:p></text:list-item><text:list-item><text:p text:style-name="P10">As another example, it makes sense for <text:a xlink:type="simple" xlink:href="https://developer.mozilla.org/en-US/docs/Web/CSS/margin" text:style-name="Internet_20_link" text:visited-style-name="Visited_20_Internet_20_Link"><text:span text:style-name="Source_20_Text"><text:span text:style-name="T8">margin</text:span></text:span></text:a>, <text:a xlink:type="simple" xlink:href="https://developer.mozilla.org/en-US/docs/Web/CSS/padding" text:style-name="Internet_20_link" text:visited-style-name="Visited_20_Internet_20_Link"><text:span text:style-name="Source_20_Text"><text:span text:style-name="T8">padding</text:span></text:span></text:a>, <text:a xlink:type="simple" xlink:href="https://developer.mozilla.org/en-US/docs/Web/CSS/border" text:style-name="Internet_20_link" text:visited-style-name="Visited_20_Internet_20_Link"><text:span text:style-name="Source_20_Text"><text:span text:style-name="T8">border</text:span></text:span></text:a>, and <text:a xlink:type="simple" xlink:href="https://developer.mozilla.org/en-US/docs/Web/CSS/background-image" text:style-name="Internet_20_link" text:visited-style-name="Visited_20_Internet_20_Link"><text:span text:style-name="Source_20_Text"><text:span text:style-name="T8">background-image</text:span></text:span></text:a> to NOT be inherited. Imagine the styling/layout mess that would occur if you set these properties on a container element and had them inherited by every single child element, and then had to <text:span text:style-name="Emphasis"><text:span text:style-name="T1">unset</text:span></text:span> them all on each individual element!</text:p></text:list-item></text:list><text:p text:style-name="P7">Which properties are inherited by default and which aren't is largely down to common sense. If you want to be sure, however, you can consult the <text:a xlink:type="simple" xlink:href="https://developer.mozilla.org/en-US/docs/Web/CSS/Reference" text:style-name="Internet_20_link" text:visited-style-name="Visited_20_Internet_20_Link"><text:span text:style-name="T6">CSS Reference</text:span></text:a> — each separate property page contains a summary table including various details about that element, including whether it is inherited or not.</text:p><text:h text:style-name="P39" text:outline-level="3"><text:bookmark text:name="Controlling_inheritance"/>Controlling inheritance<draw:frame draw:style-name="fr1" draw:name="Frame11" text:anchor-type="char" svg:width="0.0161in" draw:z-index="14"><draw:text-box fo:min-height="0.0161in"><text:p text:style-name="Text_20_body">Section</text:p></draw:text-box></draw:frame></text:h><text:p text:style-name="P20">CSS provides four special universal property values for specifying inheritance:</text:p><text:p text:style-name="P50"><text:a xlink:type="simple" xlink:href="https://developer.mozilla.org/en-US/docs/Web/CSS/inherit" text:style-name="Internet_20_link" text:visited-style-name="Visited_20_Internet_20_Link"><text:span text:style-name="Source_20_Text"><text:span text:style-name="T22">inherit</text:span></text:span></text:a></text:p><text:p text:style-name="P51">Sets the property value applied to a selected element to be the same as that of its parent element.</text:p><text:p text:style-name="P50"><text:a xlink:type="simple" xlink:href="https://developer.mozilla.org/en-US/docs/Web/CSS/initial" text:style-name="Internet_20_link" text:visited-style-name="Visited_20_Internet_20_Link"><text:span text:style-name="Source_20_Text"><text:span text:style-name="T22">initial</text:span></text:span></text:a></text:p><text:p text:style-name="P52">Sets the property value applied to a selected element to be the same as the value set for that element in the browser's default style sheet. If no value is set by the browser's default style sheet and the property is naturally inherited, then the property value is set to <text:span text:style-name="Source_20_Text"><text:span text:style-name="T11">inherit</text:span></text:span>instead.</text:p><text:p text:style-name="P50"><text:a xlink:type="simple" xlink:href="https://developer.mozilla.org/en-US/docs/Web/CSS/unset" text:style-name="Internet_20_link" text:visited-style-name="Visited_20_Internet_20_Link"><text:span text:style-name="Source_20_Text"><text:span text:style-name="T22">unset</text:span></text:span></text:a></text:p><text:p text:style-name="P52">Resets the property to its natural value, which means that if the property is naturally inherited it acts like <text:span text:style-name="Source_20_Text"><text:span text:style-name="T11">inherit</text:span></text:span>, otherwise it acts like <text:span text:style-name="Source_20_Text"><text:span text:style-name="T11">initial</text:span></text:span>.</text:p><text:p text:style-name="P50"><text:a xlink:type="simple" xlink:href="https://developer.mozilla.org/en-US/docs/Web/CSS/revert" text:style-name="Internet_20_link" text:visited-style-name="Visited_20_Internet_20_Link"><text:span text:style-name="Source_20_Text"><text:span text:style-name="T22">revert</text:span></text:span></text:a></text:p><text:p text:style-name="P51">Reverts the property to the value it would have had if the current origin had not applied any styles to it. In other words, the property's value is set to the user stylesheet's value for the property (if one is set), otherwise, the property's value is taken from the user agent's default stylesheet.</text:p><text:p text:style-name="P7">See <text:a xlink:type="simple" xlink:href="https://developer.mozilla.org/en-US/docs/Web/CSS/Cascade#Origin_of_CSS_declarations" text:style-name="Internet_20_link" text:visited-style-name="Visited_20_Internet_20_Link"><text:span text:style-name="T6">Origin of CSS declarations</text:span></text:a> in <text:a xlink:type="simple" xlink:href="https://developer.mozilla.org/en-US/docs/Web/CSS/Cascade" text:style-name="Internet_20_link" text:visited-style-name="Visited_20_Internet_20_Link"><text:span text:style-name="T6">Introducing the CSS Cascade</text:span></text:a> for more information on each of these and how they work.</text:p><text:p text:style-name="P7"><text:span text:style-name="Strong_20_Emphasis"><text:span text:style-name="T20">Note</text:span></text:span><text:span text:style-name="T23">: </text:span><text:span text:style-name="Source_20_Text"><text:span text:style-name="T12">initial</text:span></text:span><text:span text:style-name="T23"> and </text:span><text:span text:style-name="Source_20_Text"><text:span text:style-name="T12">unset</text:span></text:span><text:span text:style-name="T23"> are not supported in Internet Explorer.</text:span></text:p><text:p text:style-name="P7">Of these, <text:span text:style-name="Source_20_Text"><text:span text:style-name="T11">inherit</text:span></text:span> is frequently the most interesting — it allows us to explicitly make an element inherit a property value from its parent.</text:p><text:p text:style-name="P20">Let's take a look at an example. First some HTML:</text:p><text:p text:style-name="P40"><text:span text:style-name="Source_20_Text"><text:span text:style-name="T13">&lt;</text:span></text:span><text:span text:style-name="Source_20_Text"><text:span text:style-name="T14">ul</text:span></text:span><text:span text:style-name="Source_20_Text"><text:span text:style-name="T13">&gt;</text:span></text:span></text:p><text:p text:style-name="P40"><text:span text:style-name="Source_20_Text"><text:span text:style-name="T18"><text:s text:c="2"/></text:span></text:span><text:span text:style-name="Source_20_Text"><text:span text:style-name="T13">&lt;</text:span></text:span><text:span text:style-name="Source_20_Text"><text:span text:style-name="T14">li</text:span></text:span><text:span text:style-name="Source_20_Text"><text:span text:style-name="T13">&gt;</text:span></text:span><text:span text:style-name="Source_20_Text"><text:span text:style-name="T17">Default </text:span></text:span><text:span text:style-name="Source_20_Text"><text:span text:style-name="T13">&lt;</text:span></text:span><text:span text:style-name="Source_20_Text"><text:span text:style-name="T14">a </text:span></text:span><text:span text:style-name="Source_20_Text"><text:span text:style-name="T15">href</text:span></text:span><text:span text:style-name="Source_20_Text"><text:span text:style-name="T13">="</text:span></text:span><text:span text:style-name="Source_20_Text"><text:span text:style-name="T16">#</text:span></text:span><text:span text:style-name="Source_20_Text"><text:span text:style-name="T13">"&gt;</text:span></text:span><text:span text:style-name="Source_20_Text"><text:span text:style-name="T17">link</text:span></text:span><text:span text:style-name="Source_20_Text"><text:span text:style-name="T13">&lt;/</text:span></text:span><text:span text:style-name="Source_20_Text"><text:span text:style-name="T14">a</text:span></text:span><text:span text:style-name="Source_20_Text"><text:span text:style-name="T13">&gt;</text:span></text:span><text:span text:style-name="Source_20_Text"><text:span text:style-name="T17"> color</text:span></text:span><text:span text:style-name="Source_20_Text"><text:span text:style-name="T13">&lt;/</text:span></text:span><text:span text:style-name="Source_20_Text"><text:span text:style-name="T14">li</text:span></text:span><text:span text:style-name="Source_20_Text"><text:span text:style-name="T13">&gt;</text:span></text:span></text:p><text:p text:style-name="P40"><text:span text:style-name="Source_20_Text"><text:span text:style-name="T18"><text:s text:c="2"/></text:span></text:span><text:span text:style-name="Source_20_Text"><text:span text:style-name="T13">&lt;</text:span></text:span><text:span text:style-name="Source_20_Text"><text:span text:style-name="T14">li </text:span></text:span><text:span text:style-name="Source_20_Text"><text:span text:style-name="T15">class</text:span></text:span><text:span text:style-name="Source_20_Text"><text:span text:style-name="T13">="</text:span></text:span><text:span text:style-name="Source_20_Text"><text:span text:style-name="T16">my-class-1</text:span></text:span><text:span text:style-name="Source_20_Text"><text:span text:style-name="T13">"&gt;</text:span></text:span><text:span text:style-name="Source_20_Text"><text:span text:style-name="T17">Inherit the </text:span></text:span><text:span text:style-name="Source_20_Text"><text:span text:style-name="T13">&lt;</text:span></text:span><text:span text:style-name="Source_20_Text"><text:span text:style-name="T14">a </text:span></text:span><text:span text:style-name="Source_20_Text"><text:span text:style-name="T15">href</text:span></text:span><text:span text:style-name="Source_20_Text"><text:span text:style-name="T13">="</text:span></text:span><text:span text:style-name="Source_20_Text"><text:span text:style-name="T16">#</text:span></text:span><text:span text:style-name="Source_20_Text"><text:span text:style-name="T13">"&gt;</text:span></text:span><text:span text:style-name="Source_20_Text"><text:span text:style-name="T17">link</text:span></text:span><text:span text:style-name="Source_20_Text"><text:span text:style-name="T13">&lt;/</text:span></text:span><text:span text:style-name="Source_20_Text"><text:span text:style-name="T14">a</text:span></text:span><text:span text:style-name="Source_20_Text"><text:span text:style-name="T13">&gt;</text:span></text:span><text:span text:style-name="Source_20_Text"><text:span text:style-name="T17"> color</text:span></text:span><text:span text:style-name="Source_20_Text"><text:span text:style-name="T13">&lt;/</text:span></text:span><text:span text:style-name="Source_20_Text"><text:span text:style-name="T14">li</text:span></text:span><text:span text:style-name="Source_20_Text"><text:span text:style-name="T13">&gt;</text:span></text:span></text:p><text:p text:style-name="P40"><text:span text:style-name="Source_20_Text"><text:span text:style-name="T18"><text:s text:c="2"/></text:span></text:span><text:span text:style-name="Source_20_Text"><text:span text:style-name="T13">&lt;</text:span></text:span><text:span text:style-name="Source_20_Text"><text:span text:style-name="T14">li </text:span></text:span><text:span text:style-name="Source_20_Text"><text:span text:style-name="T15">class</text:span></text:span><text:span text:style-name="Source_20_Text"><text:span text:style-name="T13">="</text:span></text:span><text:span text:style-name="Source_20_Text"><text:span text:style-name="T16">my-class-2</text:span></text:span><text:span text:style-name="Source_20_Text"><text:span text:style-name="T13">"&gt;</text:span></text:span><text:span text:style-name="Source_20_Text"><text:span text:style-name="T17">Reset the </text:span></text:span><text:span text:style-name="Source_20_Text"><text:span text:style-name="T13">&lt;</text:span></text:span><text:span text:style-name="Source_20_Text"><text:span text:style-name="T14">a </text:span></text:span><text:span text:style-name="Source_20_Text"><text:span text:style-name="T15">href</text:span></text:span><text:span text:style-name="Source_20_Text"><text:span text:style-name="T13">="</text:span></text:span><text:span text:style-name="Source_20_Text"><text:span text:style-name="T16">#</text:span></text:span><text:span text:style-name="Source_20_Text"><text:span text:style-name="T13">"&gt;</text:span></text:span><text:span text:style-name="Source_20_Text"><text:span text:style-name="T17">link</text:span></text:span><text:span text:style-name="Source_20_Text"><text:span text:style-name="T13">&lt;/</text:span></text:span><text:span text:style-name="Source_20_Text"><text:span text:style-name="T14">a</text:span></text:span><text:span text:style-name="Source_20_Text"><text:span text:style-name="T13">&gt;</text:span></text:span><text:span text:style-name="Source_20_Text"><text:span text:style-name="T17"> color</text:span></text:span><text:span text:style-name="Source_20_Text"><text:span text:style-name="T13">&lt;/</text:span></text:span><text:span text:style-name="Source_20_Text"><text:span text:style-name="T14">li</text:span></text:span><text:span text:style-name="Source_20_Text"><text:span text:style-name="T13">&gt;</text:span></text:span></text:p><text:p text:style-name="P40"><text:span text:style-name="Source_20_Text"><text:span text:style-name="T18"><text:s text:c="2"/></text:span></text:span><text:span text:style-name="Source_20_Text"><text:span text:style-name="T13">&lt;</text:span></text:span><text:span text:style-name="Source_20_Text"><text:span text:style-name="T14">li </text:span></text:span><text:span text:style-name="Source_20_Text"><text:span text:style-name="T15">class</text:span></text:span><text:span text:style-name="Source_20_Text"><text:span text:style-name="T13">="</text:span></text:span><text:span text:style-name="Source_20_Text"><text:span text:style-name="T16">my-class-3</text:span></text:span><text:span text:style-name="Source_20_Text"><text:span text:style-name="T13">"&gt;</text:span></text:span><text:span text:style-name="Source_20_Text"><text:span text:style-name="T17">Unset the </text:span></text:span><text:span text:style-name="Source_20_Text"><text:span text:style-name="T13">&lt;</text:span></text:span><text:span text:style-name="Source_20_Text"><text:span text:style-name="T14">a </text:span></text:span><text:span text:style-name="Source_20_Text"><text:span text:style-name="T15">href</text:span></text:span><text:span text:style-name="Source_20_Text"><text:span text:style-name="T13">="</text:span></text:span><text:span text:style-name="Source_20_Text"><text:span text:style-name="T16">#</text:span></text:span><text:span text:style-name="Source_20_Text"><text:span text:style-name="T13">"&gt;</text:span></text:span><text:span text:style-name="Source_20_Text"><text:span text:style-name="T17">link</text:span></text:span><text:span text:style-name="Source_20_Text"><text:span text:style-name="T13">&lt;/</text:span></text:span><text:span text:style-name="Source_20_Text"><text:span text:style-name="T14">a</text:span></text:span><text:span text:style-name="Source_20_Text"><text:span text:style-name="T13">&gt;</text:span></text:span><text:span text:style-name="Source_20_Text"><text:span text:style-name="T17"> color</text:span></text:span><text:span text:style-name="Source_20_Text"><text:span text:style-name="T13">&lt;/</text:span></text:span><text:span text:style-name="Source_20_Text"><text:span text:style-name="T14">li</text:span></text:span><text:span text:style-name="Source_20_Text"><text:span text:style-name="T13">&gt;</text:span></text:span></text:p><text:p text:style-name="P40"><text:span text:style-name="Source_20_Text"><text:span text:style-name="T13">&lt;/</text:span></text:span><text:span text:style-name="Source_20_Text"><text:span text:style-name="T14">ul</text:span></text:span><text:span text:style-name="Source_20_Text"><text:span text:style-name="T13">&gt;</text:span></text:span></text:p><text:p text:style-name="P20">Now some CSS for styling:</text:p><text:p text:style-name="P40"><text:span text:style-name="Source_20_Text"><text:span text:style-name="T15">body </text:span></text:span><text:span text:style-name="Source_20_Text"><text:span text:style-name="T13">{</text:span></text:span></text:p><text:p text:style-name="P40"><text:span text:style-name="Source_20_Text"><text:span text:style-name="T18"><text:s text:c="2"/></text:span></text:span><text:span text:style-name="Source_20_Text"><text:span text:style-name="T14">color</text:span></text:span><text:span text:style-name="Source_20_Text"><text:span text:style-name="T13">:</text:span></text:span><text:span text:style-name="Source_20_Text"><text:span text:style-name="T17"> green</text:span></text:span><text:span text:style-name="Source_20_Text"><text:span text:style-name="T13">;</text:span></text:span></text:p><text:p text:style-name="P40"><text:span text:style-name="Source_20_Text"><text:span text:style-name="T13">}</text:span></text:span></text:p><text:p text:style-name="P41"/><text:p text:style-name="P40"><text:span text:style-name="Source_20_Text"><text:span text:style-name="T15">.my-class-1 a </text:span></text:span><text:span text:style-name="Source_20_Text"><text:span text:style-name="T13">{</text:span></text:span></text:p><text:p text:style-name="P40"><text:span text:style-name="Source_20_Text"><text:span text:style-name="T18"><text:s text:c="2"/></text:span></text:span><text:span text:style-name="Source_20_Text"><text:span text:style-name="T14">color</text:span></text:span><text:span text:style-name="Source_20_Text"><text:span text:style-name="T13">:</text:span></text:span><text:span text:style-name="Source_20_Text"><text:span text:style-name="T17"> inherit</text:span></text:span><text:span text:style-name="Source_20_Text"><text:span text:style-name="T13">;</text:span></text:span></text:p><text:p text:style-name="P40"><text:span text:style-name="Source_20_Text"><text:span text:style-name="T13">}</text:span></text:span></text:p><text:p text:style-name="P41"/><text:p text:style-name="P40"><text:span text:style-name="Source_20_Text"><text:span text:style-name="T15">.my-class-2 a </text:span></text:span><text:span text:style-name="Source_20_Text"><text:span text:style-name="T13">{</text:span></text:span></text:p><text:p text:style-name="P40"><text:span text:style-name="Source_20_Text"><text:span text:style-name="T18"><text:s text:c="2"/></text:span></text:span><text:span text:style-name="Source_20_Text"><text:span text:style-name="T14">color</text:span></text:span><text:span text:style-name="Source_20_Text"><text:span text:style-name="T13">:</text:span></text:span><text:span text:style-name="Source_20_Text"><text:span text:style-name="T17"> initial</text:span></text:span><text:span text:style-name="Source_20_Text"><text:span text:style-name="T13">;</text:span></text:span></text:p><text:p text:style-name="P40"><text:span text:style-name="Source_20_Text"><text:span text:style-name="T13">}</text:span></text:span></text:p><text:p text:style-name="P41"/><text:p text:style-name="P40"><text:span text:style-name="Source_20_Text"><text:span text:style-name="T15">.my-class-3 a </text:span></text:span><text:span text:style-name="Source_20_Text"><text:span text:style-name="T13">{</text:span></text:span></text:p><text:p text:style-name="P40"><text:span text:style-name="Source_20_Text"><text:span text:style-name="T18"><text:s text:c="2"/></text:span></text:span><text:span text:style-name="Source_20_Text"><text:span text:style-name="T14">color</text:span></text:span><text:span text:style-name="Source_20_Text"><text:span text:style-name="T13">:</text:span></text:span><text:span text:style-name="Source_20_Text"><text:span text:style-name="T17"> unset</text:span></text:span><text:span text:style-name="Source_20_Text"><text:span text:style-name="T13">;</text:span></text:span></text:p><text:p text:style-name="P40"><text:span text:style-name="Source_20_Text"><text:span text:style-name="T13">}</text:span></text:span></text:p><text:p text:style-name="P20">Result:</text:p><text:p text:style-name="P20"><draw:frame draw:style-name="fr6" draw:name="Object4" text:anchor-type="as-char" svg:width="0.4909in" style:rel-width="100%" svg:height="1.1665in" draw:z-index="15"><draw:floating-frame xlink:href="https://mdn.mozillademos.org/en-US/docs/Learn/CSS/Introduction_to_CSS/Cascade_and_inheritance$samples/Controlling_inheritance?revision=1450494" xlink:type="simple" xlink:show="embed" xlink:actuate="onLoad"/></draw:frame></text:p><text:p text:style-name="P20">Let's explain what's going on here:</text:p><text:list xml:id="list2622366285" text:style-name="L8"><text:list-item><text:p text:style-name="P11">We first set the <text:a xlink:type="simple" xlink:href="https://developer.mozilla.org/en-US/docs/Web/CSS/color" text:style-name="Internet_20_link" text:visited-style-name="Visited_20_Internet_20_Link"><text:span text:style-name="Source_20_Text"><text:span text:style-name="T8">color</text:span></text:span></text:a> of the <text:a xlink:type="simple" xlink:href="https://developer.mozilla.org/en-US/docs/Web/HTML/Element/body" text:style-name="Internet_20_link" text:visited-style-name="Visited_20_Internet_20_Link"><text:span text:style-name="Source_20_Text"><text:span text:style-name="T8">&lt;body&gt;</text:span></text:span></text:a> to green.</text:p></text:list-item><text:list-item><text:p text:style-name="P11">As the <text:span text:style-name="Source_20_Text"><text:span text:style-name="T11">color</text:span></text:span> property is naturally inherited, all child elements of body will have the same green color. It's worth noting that browsers set the color of links to blue by default instead of allowing the natural inheritance of the color property, so the first link in our list is blue.</text:p></text:list-item><text:list-item><text:p text:style-name="P11">The second rule sets links within an element with the class <text:span text:style-name="Source_20_Text"><text:span text:style-name="T11">my-class-1</text:span></text:span> to inherit its color from its parent. In this case, it means that the link inherits its color from its <text:a xlink:type="simple" xlink:href="https://developer.mozilla.org/en-US/docs/Web/HTML/Element/li" text:style-name="Internet_20_link" text:visited-style-name="Visited_20_Internet_20_Link"><text:span text:style-name="Source_20_Text"><text:span text:style-name="T8">&lt;li&gt;</text:span></text:span></text:a>parent, which, by default inherits its color from its own <text:a xlink:type="simple" xlink:href="https://developer.mozilla.org/en-US/docs/Web/HTML/Element/ul" text:style-name="Internet_20_link" text:visited-style-name="Visited_20_Internet_20_Link"><text:span text:style-name="Source_20_Text"><text:span text:style-name="T8">&lt;ul&gt;</text:span></text:span></text:a> parent, which ultimately inherits its color from the <text:a xlink:type="simple" xlink:href="https://developer.mozilla.org/en-US/docs/Web/HTML/Element/body" text:style-name="Internet_20_link" text:visited-style-name="Visited_20_Internet_20_Link"><text:span text:style-name="Source_20_Text"><text:span text:style-name="T8">&lt;body&gt;</text:span></text:span></text:a> element, which had its <text:a xlink:type="simple" xlink:href="https://developer.mozilla.org/en-US/docs/Web/CSS/color" text:style-name="Internet_20_link" text:visited-style-name="Visited_20_Internet_20_Link"><text:span text:style-name="Source_20_Text"><text:span text:style-name="T8">color</text:span></text:span></text:a> set to <text:span text:style-name="Source_20_Text"><text:span text:style-name="T11">green</text:span></text:span> by the first rule.</text:p></text:list-item><text:list-item><text:p text:style-name="P11">The third rule selects any links within an element with the class <text:span text:style-name="Source_20_Text"><text:span text:style-name="T11">my-class-2</text:span></text:span> and sets their color to <text:span text:style-name="Source_20_Text"><text:span text:style-name="T11">initial</text:span></text:span>. Usually, the initial value set by browsers for the text color is black, so this link is set to black.</text:p></text:list-item><text:list-item><text:p text:style-name="P11">The last rule selects all links within an element with the class <text:span text:style-name="Source_20_Text"><text:span text:style-name="T11">my-class-3</text:span></text:span> and sets their color to <text:span text:style-name="Source_20_Text"><text:span text:style-name="T11">unset</text:span></text:span> — we unset the value. Because the color property is a naturally inherited property it acts exactly like setting the value to <text:span text:style-name="Source_20_Text"><text:span text:style-name="T11">inherit</text:span></text:span>. As a consequence, this link is set to the same color as the body — green.</text:p></text:list-item></text:list><text:h text:style-name="P39" text:outline-level="3"><text:bookmark text:name="Resetting_all_property_values"/>Resetting all property values<draw:frame draw:style-name="fr1" draw:name="Frame12" text:anchor-type="char" svg:width="0.0161in" draw:z-index="16"><draw:text-box fo:min-height="0.0161in"><text:p text:style-name="Text_20_body">Section</text:p></draw:text-box></draw:frame></text:h><text:p text:style-name="P7">The CSS shorthand property <text:a xlink:type="simple" xlink:href="https://developer.mozilla.org/en-US/docs/Web/CSS/all" text:style-name="Internet_20_link" text:visited-style-name="Visited_20_Internet_20_Link"><text:span text:style-name="Source_20_Text"><text:span text:style-name="T8">all</text:span></text:span></text:a> can be used to apply one of these inheritance values to (almost) all properties at once. Its value can be any one of the inheritance values (<text:span text:style-name="Source_20_Text"><text:span text:style-name="T11">inherit</text:span></text:span>, <text:span text:style-name="Source_20_Text"><text:span text:style-name="T11">initial</text:span></text:span>, <text:span text:style-name="Source_20_Text"><text:span text:style-name="T11">unset</text:span></text:span>, or <text:span text:style-name="Source_20_Text"><text:span text:style-name="T11">revert</text:span></text:span>). It's a convenient way to undo changes made to styles so that you can get back to a known starting point before beginning new changes.</text:p><text:h text:style-name="P47" text:outline-level="2"><text:bookmark text:name="Active_learning_playing_with_the_cascade"/>Active learning: playing with the cascade<draw:frame draw:style-name="fr1" draw:name="Frame13" text:anchor-type="char" svg:width="0.0161in" draw:z-index="17"><draw:text-box fo:min-height="0.0161in"><text:p text:style-name="Text_20_body">Section</text:p></draw:text-box></draw:frame></text:h><text:p text:style-name="P7">In this active learning, we'd like you to experiment with writing a single new rule that will override the color and background color that we've applied to the links by default. Can you use one of the special values we looked at in the <text:a xlink:type="simple" xlink:href="https://developer.mozilla.org/en-US/docs/Learn/CSS/Introduction_to_CSS/Cascade_and_inheritance#Controlling_inheritance" text:style-name="Internet_20_link" text:visited-style-name="Visited_20_Internet_20_Link"><text:span text:style-name="T6">Controlling inheritance</text:span></text:a> section to write a declaration in a new rule that will reset the background color back to white, without using an actual color value?</text:p><text:p text:style-name="P7">If you make a mistake, you can always reset it using the <text:span text:style-name="Emphasis"><text:span text:style-name="T1">Reset</text:span></text:span> button. If you get really stuck, press the <text:span text:style-name="Emphasis"><text:span text:style-name="T1">Show solution</text:span></text:span> button to see a potential answer.</text:p><text:p text:style-name="P20"><draw:frame draw:style-name="fr7" draw:name="Object5" text:anchor-type="as-char" svg:width="7.2917in" svg:height="8.3335in" draw:z-index="18"><draw:floating-frame xlink:href="https://mdn.mozillademos.org/en-US/docs/Learn/CSS/Introduction_to_CSS/Cascade_and_inheritance$samples/Playable_code?revision=1450494" xlink:type="simple" xlink:show="embed" xlink:actuate="onLoad"/></draw:frame></text:p><text:h text:style-name="P47" text:outline-level="2"><text:bookmark text:name="What's_next"/>What's next<draw:frame draw:style-name="fr1" draw:name="Frame14" text:anchor-type="char" svg:width="0.0161in" draw:z-index="19"><draw:text-box fo:min-height="0.0161in"><text:p text:style-name="Text_20_body">Section</text:p></draw:text-box></draw:frame></text:h><text:p text:style-name="P20">If you understood most of this article, then well done — you've started getting familiar with the fundamental mechanics of CSS. The last bit of central theory is the box model, which we'll cover next.</text:p><text:p text:style-name="P20">If you didn't fully understand the cascade, specificity, and inheritance, then don't worry! This is definitely the most complicated thing we've covered so far in the course, and is something that even professional web developers sometimes find tricky. We'd advise that you return to this article a few times as you continue through the course, and keep thinking about it. Refer back to here if you start to come across strange issues with styles not applying as expected. It could be a specificity issue.</text:p><text:p text:style-name="P21"><draw:frame draw:style-name="fr3" draw:name="Frame15" text:anchor-type="paragraph" svg:width="1.3957in" draw:z-index="20"><draw:text-box fo:min-height="0.0161in"><text:p text:style-name="P4"><text:a xlink:type="simple" xlink:href="https://developer.mozilla.org/en-US/docs/Learn/CSS/Introduction_to_CSS/Values_and_units" text:style-name="Internet_20_link" text:visited-style-name="Visited_20_Internet_20_Link"><text:span text:style-name="T10"> Previous</text:span></text:a></text:p></draw:text-box></draw:frame><draw:frame draw:style-name="fr3" draw:name="Frame16" text:anchor-type="paragraph" svg:width="4.198in" draw:z-index="21"><draw:text-box fo:min-height="0.0161in"><text:p text:style-name="P5"><text:a xlink:type="simple" xlink:href="https://developer.mozilla.org/en-US/docs/Learn/CSS/Introduction_to_CSS" text:style-name="Internet_20_link" text:visited-style-name="Visited_20_Internet_20_Link"><text:span text:style-name="T10"> Overview: Introduction to CSS</text:span></text:a></text:p></draw:text-box></draw:frame><draw:frame draw:style-name="fr2" draw:name="Frame17" text:anchor-type="paragraph" svg:width="1.3957in" draw:z-index="22"><draw:text-box fo:min-height="0.0161in"><text:p text:style-name="P6"><text:a xlink:type="simple" xlink:href="https://developer.mozilla.org/en-US/docs/Learn/CSS/Introduction_to_CSS/Box_model" text:style-name="Internet_20_link" text:visited-style-name="Visited_20_Internet_20_Link"><text:span text:style-name="T10">Next </text:span></text:a></text:p></draw:text-box></draw:frame> </text:p><text:h text:style-name="P47" text:outline-level="2"><text:bookmark text:name="In_this_module"/>In this module<draw:frame draw:style-name="fr1" draw:name="Frame18" text:anchor-type="char" svg:width="0.0161in" draw:z-index="23"><draw:text-box fo:min-height="0.0161in"><text:p text:style-name="Text_20_body">Section</text:p></draw:text-box></draw:frame></text:h><text:list xml:id="list396689192" text:style-name="L9"><text:list-item><text:p text:style-name="P12"><text:a xlink:type="simple" xlink:href="https://developer.mozilla.org/en-US/docs/Learn/CSS/Introduction_to_CSS/How_CSS_works" text:style-name="Internet_20_link" text:visited-style-name="Visited_20_Internet_20_Link"><text:span text:style-name="T6">How CSS works</text:span></text:a></text:p></text:list-item><text:list-item><text:p text:style-name="P12"><text:a xlink:type="simple" xlink:href="https://developer.mozilla.org/en-US/docs/Learn/CSS/Introduction_to_CSS/Syntax" text:style-name="Internet_20_link" text:visited-style-name="Visited_20_Internet_20_Link"><text:span text:style-name="T6">CSS syntax</text:span></text:a></text:p></text:list-item><text:list-item><text:p text:style-name="P12"><text:a xlink:type="simple" xlink:href="https://developer.mozilla.org/en-US/docs/Learn/CSS/Introduction_to_CSS/Selectors" text:style-name="Internet_20_link" text:visited-style-name="Visited_20_Internet_20_Link"><text:span text:style-name="T6">Selectors</text:span></text:a></text:p></text:list-item><text:list-item><text:p text:style-name="P12"><text:a xlink:type="simple" xlink:href="https://developer.mozilla.org/en-US/docs/Learn/CSS/Introduction_to_CSS/Simple_selectors" text:style-name="Internet_20_link" text:visited-style-name="Visited_20_Internet_20_Link"><text:span text:style-name="T6">Simple selectors</text:span></text:a></text:p></text:list-item><text:list-item><text:p text:style-name="P12"><text:a xlink:type="simple" xlink:href="https://developer.mozilla.org/en-US/docs/Learn/CSS/Introduction_to_CSS/Attribute_selectors" text:style-name="Internet_20_link" text:visited-style-name="Visited_20_Internet_20_Link"><text:span text:style-name="T6">Attribute selectors</text:span></text:a></text:p></text:list-item><text:list-item><text:p text:style-name="P12"><text:a xlink:type="simple" xlink:href="https://developer.mozilla.org/en-US/docs/Learn/CSS/Introduction_to_CSS/Pseudo-classes_and_pseudo-elements" text:style-name="Internet_20_link" text:visited-style-name="Visited_20_Internet_20_Link"><text:span text:style-name="T6">Pseudo-classes and pseudo-elements</text:span></text:a></text:p></text:list-item><text:list-item><text:p text:style-name="P12"><text:a xlink:type="simple" xlink:href="https://developer.mozilla.org/en-US/docs/Learn/CSS/Introduction_to_CSS/Combinators_and_multiple_selectors" text:style-name="Internet_20_link" text:visited-style-name="Visited_20_Internet_20_Link"><text:span text:style-name="T6">Combinators and multiple selectors</text:span></text:a></text:p></text:list-item><text:list-item><text:p text:style-name="P12"><text:a xlink:type="simple" xlink:href="https://developer.mozilla.org/en-US/docs/Learn/CSS/Introduction_to_CSS/Values_and_units" text:style-name="Internet_20_link" text:visited-style-name="Visited_20_Internet_20_Link"><text:span text:style-name="T6">CSS values and units</text:span></text:a></text:p></text:list-item><text:list-item><text:p text:style-name="P12"><text:a xlink:type="simple" xlink:href="https://developer.mozilla.org/en-US/docs/Learn/CSS/Introduction_to_CSS/Cascade_and_inheritance" text:style-name="Internet_20_link" text:visited-style-name="Visited_20_Internet_20_Link"><text:span text:style-name="T6">Cascade and inheritance</text:span></text:a></text:p></text:list-item><text:list-item><text:p text:style-name="P12"><text:a xlink:type="simple" xlink:href="https://developer.mozilla.org/en-US/docs/Learn/CSS/Introduction_to_CSS/Box_model" text:style-name="Internet_20_link" text:visited-style-name="Visited_20_Internet_20_Link"><text:span text:style-name="T6">The box model</text:span></text:a></text:p></text:list-item><text:list-item><text:p text:style-name="P12"><text:a xlink:type="simple" xlink:href="https://developer.mozilla.org/en-US/docs/Learn/CSS/Introduction_to_CSS/Debugging_CSS" text:style-name="Internet_20_link" text:visited-style-name="Visited_20_Internet_20_Link"><text:span text:style-name="T6">Debugging CSS</text:span></text:a></text:p></text:list-item><text:list-item><text:p text:style-name="P12"><text:a xlink:type="simple" xlink:href="https://developer.mozilla.org/en-US/docs/Learn/CSS/Introduction_to_CSS/Fundamental_CSS_comprehension" text:style-name="Internet_20_link" text:visited-style-name="Visited_20_Internet_20_Link"><text:span text:style-name="T6">Fundamental CSS comprehension</text:span></text:a></text:p></text:list-item></text:list><text:p text:style-name="P3"><draw:frame draw:style-name="fr1" draw:name="Frame19" text:anchor-type="char" svg:width="0.0161in" draw:z-index="24"><draw:text-box fo:min-height="0.0161in"><text:h text:style-name="P46" text:outline-level="2">Document Tags and Contributors</text:h></draw:text-box></draw:frame><text:span text:style-name="T24"> </text:span><text:span text:style-name="Strong_20_Emphasis"><text:span text:style-name="T24">Tags:</text:span></text:span><text:span text:style-name="T24">  </text:span></text:p><text:list xml:id="list4182526028" text:style-name="L10"><text:list-item><text:p text:style-name="P33"><text:a xlink:type="simple" xlink:href="https://developer.mozilla.org/en-US/docs/tag/Article" text:style-name="Internet_20_link" text:visited-style-name="Visited_20_Internet_20_Link"><text:span text:style-name="T4">Article</text:span></text:a><text:span text:style-name="T24"> </text:span></text:p></text:list-item><text:list-item><text:p text:style-name="P33"><text:a xlink:type="simple" xlink:href="https://developer.mozilla.org/en-US/docs/tag/Beginner" text:style-name="Internet_20_link" text:visited-style-name="Visited_20_Internet_20_Link"><text:span text:style-name="T4">Beginner</text:span></text:a><text:span text:style-name="T24"> </text:span></text:p></text:list-item><text:list-item><text:p text:style-name="P33"><text:a xlink:type="simple" xlink:href="https://developer.mozilla.org/en-US/docs/tag/Cascade" text:style-name="Internet_20_link" text:visited-style-name="Visited_20_Internet_20_Link"><text:span text:style-name="T4">Cascade</text:span></text:a><text:span text:style-name="T24"> </text:span></text:p></text:list-item><text:list-item><text:p text:style-name="P33"><text:a xlink:type="simple" xlink:href="https://developer.mozilla.org/en-US/docs/tag/CodingScripting" text:style-name="Internet_20_link" text:visited-style-name="Visited_20_Internet_20_Link"><text:span text:style-name="T4">CodingScripting</text:span></text:a><text:span text:style-name="T24"> </text:span></text:p></text:list-item><text:list-item><text:p text:style-name="P33"><text:a xlink:type="simple" xlink:href="https://developer.mozilla.org/en-US/docs/tag/CSS" text:style-name="Internet_20_link" text:visited-style-name="Visited_20_Internet_20_Link"><text:span text:style-name="T4">CSS</text:span></text:a><text:span text:style-name="T24"> </text:span></text:p></text:list-item><text:list-item><text:p text:style-name="P33"><text:a xlink:type="simple" xlink:href="https://developer.mozilla.org/en-US/docs/tag/Guide" text:style-name="Internet_20_link" text:visited-style-name="Visited_20_Internet_20_Link"><text:span text:style-name="T4">Guide</text:span></text:a><text:span text:style-name="T24"> </text:span></text:p></text:list-item><text:list-item><text:p text:style-name="P33"><text:a xlink:type="simple" xlink:href="https://developer.mozilla.org/en-US/docs/tag/importance" text:style-name="Internet_20_link" text:visited-style-name="Visited_20_Internet_20_Link"><text:span text:style-name="T4">importance</text:span></text:a><text:span text:style-name="T24"> </text:span></text:p></text:list-item><text:list-item><text:p text:style-name="P33"><text:a xlink:type="simple" xlink:href="https://developer.mozilla.org/en-US/docs/tag/Inheritance" text:style-name="Internet_20_link" text:visited-style-name="Visited_20_Internet_20_Link"><text:span text:style-name="T4">Inheritance</text:span></text:a><text:span text:style-name="T24"> </text:span></text:p></text:list-item><text:list-item><text:p text:style-name="P33"><text:a xlink:type="simple" xlink:href="https://developer.mozilla.org/en-US/docs/tag/Layout" text:style-name="Internet_20_link" text:visited-style-name="Visited_20_Internet_20_Link"><text:span text:style-name="T4">Layout</text:span></text:a><text:span text:style-name="T24"> </text:span></text:p></text:list-item><text:list-item><text:p text:style-name="P33"><text:a xlink:type="simple" xlink:href="https://developer.mozilla.org/en-US/docs/tag/Learn" text:style-name="Internet_20_link" text:visited-style-name="Visited_20_Internet_20_Link"><text:span text:style-name="T4">Learn</text:span></text:a></text:p></text:list-item><text:list-item><text:p text:style-name="P33"><text:a xlink:type="simple" xlink:href="https://developer.mozilla.org/en-US/docs/tag/source%20order" text:style-name="Internet_20_link" text:visited-style-name="Visited_20_Internet_20_Link"><text:span text:style-name="T4">source order</text:span></text:a><text:span text:style-name="T24"> </text:span></text:p></text:list-item><text:list-item><text:p text:style-name="P33"><text:a xlink:type="simple" xlink:href="https://developer.mozilla.org/en-US/docs/tag/specificity" text:style-name="Internet_20_link" text:visited-style-name="Visited_20_Internet_20_Link"><text:span text:style-name="T4">specificity</text:span></text:a><text:span text:style-name="T24"> </text:span></text:p></text:list-item><text:list-item><text:p text:style-name="P33"><text:a xlink:type="simple" xlink:href="https://developer.mozilla.org/en-US/docs/tag/Style" text:style-name="Internet_20_link" text:visited-style-name="Visited_20_Internet_20_Link"><text:span text:style-name="T4">Style</text:span></text:a><text:span text:style-name="T24"> </text:span></text:p></text:list-item><text:list-item><text:p text:style-name="P33"><text:a xlink:type="simple" xlink:href="https://developer.mozilla.org/en-US/docs/tag/Stylesheets" text:style-name="Internet_20_link" text:visited-style-name="Visited_20_Internet_20_Link"><text:span text:style-name="T4">Stylesheets</text:span></text:a></text:p></text:list-item></text:list><text:p text:style-name="P3"><text:span text:style-name="T24"> </text:span><text:span text:style-name="Strong_20_Emphasis"><text:span text:style-name="T24">Contributors to this page:</text:span></text:span><text:span text:style-name="T24"> </text:span><text:a xlink:type="simple" xlink:href="https://developer.mozilla.org/en-US/profiles/mfuji09" text:style-name="Internet_20_link" text:visited-style-name="Visited_20_Internet_20_Link"><text:span text:style-name="T6">mfuji09</text:span></text:a><text:span text:style-name="T24">, </text:span><text:a xlink:type="simple" xlink:href="https://developer.mozilla.org/en-US/profiles/cinephile85" text:style-name="Internet_20_link" text:visited-style-name="Visited_20_Internet_20_Link"><text:span text:style-name="T6">cinephile85</text:span></text:a><text:span text:style-name="T24">, </text:span><text:a xlink:type="simple" xlink:href="https://developer.mozilla.org/en-US/profiles/chrisdavidmills" text:style-name="Internet_20_link" text:visited-style-name="Visited_20_Internet_20_Link"><text:span text:style-name="T6">chrisdavidmills</text:span></text:a><text:span text:style-name="T24">, </text:span><text:a xlink:type="simple" xlink:href="https://developer.mozilla.org/en-US/profiles/agnelvishal" text:style-name="Internet_20_link" text:visited-style-name="Visited_20_Internet_20_Link"><text:span text:style-name="T6">agnelvishal</text:span></text:a><text:span text:style-name="T24">, </text:span><text:a xlink:type="simple" xlink:href="https://developer.mozilla.org/en-US/profiles/jsarkis" text:style-name="Internet_20_link" text:visited-style-name="Visited_20_Internet_20_Link"><text:span text:style-name="T6">jsarkis</text:span></text:a><text:span text:style-name="T24">, </text:span><text:a xlink:type="simple" xlink:href="https://developer.mozilla.org/en-US/profiles/simon-f" text:style-name="Internet_20_link" text:visited-style-name="Visited_20_Internet_20_Link"><text:span text:style-name="T6">simon-f</text:span></text:a><text:span text:style-name="T24">, </text:span><text:a xlink:type="simple" xlink:href="https://developer.mozilla.org/en-US/profiles/RafeyIqbalRahman" text:style-name="Internet_20_link" text:visited-style-name="Visited_20_Internet_20_Link"><text:span text:style-name="T6">RafeyIqbalRahman</text:span></text:a><text:span text:style-name="T24">,</text:span><text:a xlink:type="simple" xlink:href="https://developer.mozilla.org/en-US/profiles/ishan123456789" text:style-name="Internet_20_link" text:visited-style-name="Visited_20_Internet_20_Link"><text:span text:style-name="T6">ishan123456789</text:span></text:a><text:span text:style-name="T24">, </text:span><text:a xlink:type="simple" xlink:href="https://developer.mozilla.org/en-US/profiles/evanhaldane" text:style-name="Internet_20_link" text:visited-style-name="Visited_20_Internet_20_Link"><text:span text:style-name="T6">evanhaldane</text:span></text:a><text:span text:style-name="T24">, </text:span><text:a xlink:type="simple" xlink:href="https://developer.mozilla.org/en-US/profiles/gabiaad" text:style-name="Internet_20_link" text:visited-style-name="Visited_20_Internet_20_Link"><text:span text:style-name="T6">gabiaad</text:span></text:a><text:span text:style-name="T24">, </text:span><text:a xlink:type="simple" xlink:href="https://developer.mozilla.org/en-US/profiles/tansaku" text:style-name="Internet_20_link" text:visited-style-name="Visited_20_Internet_20_Link"><text:span text:style-name="T6">tansaku</text:span></text:a><text:span text:style-name="T24">, </text:span><text:a xlink:type="simple" xlink:href="https://developer.mozilla.org/en-US/profiles/michaeljgut" text:style-name="Internet_20_link" text:visited-style-name="Visited_20_Internet_20_Link"><text:span text:style-name="T6">michaeljgut</text:span></text:a><text:span text:style-name="T24">, </text:span><text:a xlink:type="simple" xlink:href="https://developer.mozilla.org/en-US/profiles/hackernewslibrary" text:style-name="Internet_20_link" text:visited-style-name="Visited_20_Internet_20_Link"><text:span text:style-name="T6">hackernewslibrary</text:span></text:a><text:span text:style-name="T24">, </text:span><text:a xlink:type="simple" xlink:href="https://developer.mozilla.org/en-US/profiles/surigangula" text:style-name="Internet_20_link" text:visited-style-name="Visited_20_Internet_20_Link"><text:span text:style-name="T6">surigangula</text:span></text:a><text:span text:style-name="T24">, </text:span><text:a xlink:type="simple" xlink:href="https://developer.mozilla.org/en-US/profiles/Fruity-Pixels" text:style-name="Internet_20_link" text:visited-style-name="Visited_20_Internet_20_Link"><text:span text:style-name="T6">Fruity-Pixels</text:span></text:a><text:span text:style-name="T24">, </text:span><text:a xlink:type="simple" xlink:href="https://developer.mozilla.org/en-US/profiles/Sheppy" text:style-name="Internet_20_link" text:visited-style-name="Visited_20_Internet_20_Link"><text:span text:style-name="T6">Sheppy</text:span></text:a><text:span text:style-name="T24">,</text:span><text:a xlink:type="simple" xlink:href="https://developer.mozilla.org/en-US/profiles/ericandrewlewis" text:style-name="Internet_20_link" text:visited-style-name="Visited_20_Internet_20_Link"><text:span text:style-name="T6">ericandrewlewis</text:span></text:a><text:span text:style-name="T24">, </text:span><text:a xlink:type="simple" xlink:href="https://developer.mozilla.org/en-US/profiles/jwoehr" text:style-name="Internet_20_link" text:visited-style-name="Visited_20_Internet_20_Link"><text:span text:style-name="T6">jwoehr</text:span></text:a><text:span text:style-name="T24">, </text:span><text:a xlink:type="simple" xlink:href="https://developer.mozilla.org/en-US/profiles/mrlagerwey" text:style-name="Internet_20_link" text:visited-style-name="Visited_20_Internet_20_Link"><text:span text:style-name="T6">mrlagerwey</text:span></text:a><text:span text:style-name="T24">, </text:span><text:a xlink:type="simple" xlink:href="https://developer.mozilla.org/en-US/profiles/jruota" text:style-name="Internet_20_link" text:visited-style-name="Visited_20_Internet_20_Link"><text:span text:style-name="T6">jruota</text:span></text:a><text:span text:style-name="T24">, </text:span><text:a xlink:type="simple" xlink:href="https://developer.mozilla.org/en-US/profiles/angel-luis" text:style-name="Internet_20_link" text:visited-style-name="Visited_20_Internet_20_Link"><text:span text:style-name="T6">angel-luis</text:span></text:a><text:span text:style-name="T24">, </text:span><text:a xlink:type="simple" xlink:href="https://developer.mozilla.org/en-US/profiles/jw81" text:style-name="Internet_20_link" text:visited-style-name="Visited_20_Internet_20_Link"><text:span text:style-name="T6">jw81</text:span></text:a><text:span text:style-name="T24">, </text:span><text:a xlink:type="simple" xlink:href="https://developer.mozilla.org/en-US/profiles/rileym7" text:style-name="Internet_20_link" text:visited-style-name="Visited_20_Internet_20_Link"><text:span text:style-name="T6">rileym7</text:span></text:a><text:span text:style-name="T24">, </text:span><text:a xlink:type="simple" xlink:href="https://developer.mozilla.org/en-US/profiles/stephaniehobson" text:style-name="Internet_20_link" text:visited-style-name="Visited_20_Internet_20_Link"><text:span text:style-name="T6">stephaniehobson</text:span></text:a><text:span text:style-name="T24">, </text:span><text:a xlink:type="simple" xlink:href="https://developer.mozilla.org/en-US/profiles/vilscrolls" text:style-name="Internet_20_link" text:visited-style-name="Visited_20_Internet_20_Link"><text:span text:style-name="T6">vilscrolls</text:span></text:a><text:span text:style-name="T24">, </text:span><text:a xlink:type="simple" xlink:href="https://developer.mozilla.org/en-US/profiles/vorian" text:style-name="Internet_20_link" text:visited-style-name="Visited_20_Internet_20_Link"><text:span text:style-name="T6">vorian</text:span></text:a><text:span text:style-name="T24">, </text:span><text:a xlink:type="simple" xlink:href="https://developer.mozilla.org/en-US/profiles/dev0osux" text:style-name="Internet_20_link" text:visited-style-name="Visited_20_Internet_20_Link"><text:span text:style-name="T6">dev0osux</text:span></text:a><text:span text:style-name="T24">,</text:span><text:a xlink:type="simple" xlink:href="https://developer.mozilla.org/en-US/profiles/yuguangde" text:style-name="Internet_20_link" text:visited-style-name="Visited_20_Internet_20_Link"><text:span text:style-name="T6">yuguangde</text:span></text:a><text:span text:style-name="T24">, </text:span><text:a xlink:type="simple" xlink:href="https://developer.mozilla.org/en-US/profiles/vmasto" text:style-name="Internet_20_link" text:visited-style-name="Visited_20_Internet_20_Link"><text:span text:style-name="T6">vmasto</text:span></text:a><text:span text:style-name="T24">, </text:span><text:a xlink:type="simple" xlink:href="https://developer.mozilla.org/en-US/profiles/ThiagoMSArrais" text:style-name="Internet_20_link" text:visited-style-name="Visited_20_Internet_20_Link"><text:span text:style-name="T6">ThiagoMSArrais</text:span></text:a><text:span text:style-name="T24">, </text:span><text:a xlink:type="simple" xlink:href="https://developer.mozilla.org/en-US/profiles/g-patel" text:style-name="Internet_20_link" text:visited-style-name="Visited_20_Internet_20_Link"><text:span text:style-name="T6">g-patel</text:span></text:a><text:span text:style-name="T24">, </text:span><text:a xlink:type="simple" xlink:href="https://developer.mozilla.org/en-US/profiles/Dorward" text:style-name="Internet_20_link" text:visited-style-name="Visited_20_Internet_20_Link"><text:span text:style-name="T6">Dorward</text:span></text:a><text:span text:style-name="T24">, </text:span><text:a xlink:type="simple" xlink:href="https://developer.mozilla.org/en-US/profiles/richardzacur" text:style-name="Internet_20_link" text:visited-style-name="Visited_20_Internet_20_Link"><text:span text:style-name="T6">richardzacur</text:span></text:a><text:span text:style-name="T24">, </text:span><text:a xlink:type="simple" xlink:href="https://developer.mozilla.org/en-US/profiles/azureowl" text:style-name="Internet_20_link" text:visited-style-name="Visited_20_Internet_20_Link"><text:span text:style-name="T6">azureowl</text:span></text:a><text:span text:style-name="T24">, </text:span><text:a xlink:type="simple" xlink:href="https://developer.mozilla.org/en-US/profiles/teoli" text:style-name="Internet_20_link" text:visited-style-name="Visited_20_Internet_20_Link"><text:span text:style-name="T6">teoli</text:span></text:a><text:span text:style-name="T24">, </text:span><text:a xlink:type="simple" xlink:href="https://developer.mozilla.org/en-US/profiles/hbloomer" text:style-name="Internet_20_link" text:visited-style-name="Visited_20_Internet_20_Link"><text:span text:style-name="T6">hbloomer</text:span></text:a><text:span text:style-name="T24">, </text:span><text:a xlink:type="simple" xlink:href="https://developer.mozilla.org/en-US/profiles/Jeremie" text:style-name="Internet_20_link" text:visited-style-name="Visited_20_Internet_20_Link"><text:span text:style-name="T6">Jeremie</text:span></text:a></text:p><text:p text:style-name="P3"><text:span text:style-name="T24"> </text:span><text:span text:style-name="Strong_20_Emphasis"><text:span text:style-name="T24">Last updated by:</text:span></text:span><text:span text:style-name="T24"> </text:span><text:a xlink:type="simple" xlink:href="https://developer.mozilla.org/en-US/profiles/mfuji09" text:style-name="Internet_20_link" text:visited-style-name="Visited_20_Internet_20_Link"><text:span text:style-name="T6">mfuji09</text:span></text:a><text:span text:style-name="T24">, </text:span></text:p></draw:text-box></draw:frame><draw:frame draw:style-name="fr4" draw:name="wiki-left" text:anchor-type="paragraph" svg:width="2.5311in" draw:z-index="25"><draw:text-box fo:min-height="0.0161in"><text:list xml:id="list1801935380" text:style-name="L11"><text:list-item><text:p text:style-name="P13"><text:a xlink:type="simple" xlink:href="https://developer.mozilla.org/en-US/docs/Learn" text:style-name="Internet_20_link" text:visited-style-name="Visited_20_Internet_20_Link"><text:span text:style-name="T7">Learn web development</text:span></text:a></text:p></text:list-item><text:list-item><text:p text:style-name="P13"><text:a xlink:type="simple" xlink:href="https://developer.mozilla.org/en-US/docs/Learn/CSS" text:style-name="Internet_20_link" text:visited-style-name="Visited_20_Internet_20_Link"><text:span text:style-name="T7">Learn to style HTML using CSS</text:span></text:a></text:p></text:list-item><text:list-item><text:p text:style-name="P13"><text:a xlink:type="simple" xlink:href="https://developer.mozilla.org/en-US/docs/Learn/CSS/Introduction_to_CSS" text:style-name="Internet_20_link" text:visited-style-name="Visited_20_Internet_20_Link"><text:span text:style-name="T7">Introduction to CSS</text:span></text:a></text:p></text:list-item><text:list-item><text:p text:style-name="P14">Cascade and inheritance</text:p></text:list-item></text:list><text:section text:style-name="Sect2" text:name="quick-links"><text:p text:style-name="P27">Related Topics</text:p><text:list xml:id="list1852579773" text:style-name="L12"><text:list-item><text:p text:style-name="P15"><text:a xlink:type="simple" xlink:href="https://developer.mozilla.org/en-US/docs/Learn/Getting_started_with_the_web" text:style-name="Internet_20_link" text:visited-style-name="Visited_20_Internet_20_Link"><text:span text:style-name="Strong_20_Emphasis"><text:span text:style-name="T6">Complete beginners start here!</text:span></text:span></text:a></text:p></text:list-item><text:list-item><text:p text:style-name="P15"><text:a xlink:type="simple" xlink:href="https://developer.mozilla.org/en-US/docs/Learn/HTML" text:style-name="Internet_20_link" text:visited-style-name="Visited_20_Internet_20_Link"><text:span text:style-name="Strong_20_Emphasis"><text:span text:style-name="T6">HTML — Structuring the Web</text:span></text:span></text:a></text:p></text:list-item><text:list-item><text:p text:style-name="P15"><text:a xlink:type="simple" xlink:href="https://developer.mozilla.org/en-US/docs/Learn/CSS" text:style-name="Internet_20_link" text:visited-style-name="Visited_20_Internet_20_Link"><text:span text:style-name="Strong_20_Emphasis"><text:span text:style-name="T6">CSS — Styling the Web</text:span></text:span></text:a></text:p><text:list><text:list-item><text:p text:style-name="P29"><text:a xlink:type="simple" xlink:href="https://developer.mozilla.org/en-US/docs/Learn/CSS/Introduction_to_CSS" text:style-name="Internet_20_link" text:visited-style-name="Visited_20_Internet_20_Link"><text:span text:style-name="T6">Introduction to CSS overview</text:span></text:a></text:p></text:list-item><text:list-item><text:p text:style-name="P29"><text:a xlink:type="simple" xlink:href="https://developer.mozilla.org/en-US/docs/Learn/CSS/Introduction_to_CSS/How_CSS_works" text:style-name="Internet_20_link" text:visited-style-name="Visited_20_Internet_20_Link"><text:span text:style-name="T6">How CSS works</text:span></text:a></text:p></text:list-item><text:list-item><text:p text:style-name="P29"><text:a xlink:type="simple" xlink:href="https://developer.mozilla.org/en-US/docs/Learn/CSS/Introduction_to_CSS/Syntax" text:style-name="Internet_20_link" text:visited-style-name="Visited_20_Internet_20_Link"><text:span text:style-name="T6">CSS syntax</text:span></text:a></text:p></text:list-item><text:list-item><text:p text:style-name="P29"><text:a xlink:type="simple" xlink:href="https://developer.mozilla.org/en-US/docs/Learn/CSS/Introduction_to_CSS/Selectors" text:style-name="Internet_20_link" text:visited-style-name="Visited_20_Internet_20_Link"><text:span text:style-name="T6">Selectors introduction</text:span></text:a></text:p></text:list-item><text:list-item><text:p text:style-name="P29"><text:a xlink:type="simple" xlink:href="https://developer.mozilla.org/en-US/docs/Learn/CSS/Introduction_to_CSS/Simple_selectors" text:style-name="Internet_20_link" text:visited-style-name="Visited_20_Internet_20_Link"><text:span text:style-name="T6">Simple selectors</text:span></text:a></text:p></text:list-item><text:list-item><text:p text:style-name="P29"><text:a xlink:type="simple" xlink:href="https://developer.mozilla.org/en-US/docs/Learn/CSS/Introduction_to_CSS/Attribute_selectors" text:style-name="Internet_20_link" text:visited-style-name="Visited_20_Internet_20_Link"><text:span text:style-name="T6">Attribute selectors</text:span></text:a></text:p></text:list-item><text:list-item><text:p text:style-name="P29"><text:a xlink:type="simple" xlink:href="https://developer.mozilla.org/en-US/docs/Learn/CSS/Introduction_to_CSS/Pseudo-classes_and_pseudo-elements" text:style-name="Internet_20_link" text:visited-style-name="Visited_20_Internet_20_Link"><text:span text:style-name="T6">Pseudo-classes and pseudo-elements</text:span></text:a></text:p></text:list-item><text:list-item><text:p text:style-name="P29"><text:a xlink:type="simple" xlink:href="https://developer.mozilla.org/en-US/docs/Learn/CSS/Introduction_to_CSS/Combinators_and_multiple_selectors" text:style-name="Internet_20_link" text:visited-style-name="Visited_20_Internet_20_Link"><text:span text:style-name="T6">Combinators and multiple selectors</text:span></text:a></text:p></text:list-item><text:list-item><text:p text:style-name="P29"><text:a xlink:type="simple" xlink:href="https://developer.mozilla.org/en-US/docs/Learn/CSS/Introduction_to_CSS/Values_and_units" text:style-name="Internet_20_link" text:visited-style-name="Visited_20_Internet_20_Link"><text:span text:style-name="T6">CSS values and units</text:span></text:a></text:p></text:list-item><text:list-item><text:p text:style-name="P29"><text:a xlink:type="simple" xlink:href="https://developer.mozilla.org/en-US/docs/Learn/CSS/Introduction_to_CSS/Cascade_and_inheritance" text:style-name="Internet_20_link" text:visited-style-name="Visited_20_Internet_20_Link"><text:span text:style-name="T6">Cascade and inheritance</text:span></text:a></text:p></text:list-item><text:list-item><text:p text:style-name="P29"><text:a xlink:type="simple" xlink:href="https://developer.mozilla.org/en-US/docs/Learn/CSS/Introduction_to_CSS/Box_model" text:style-name="Internet_20_link" text:visited-style-name="Visited_20_Internet_20_Link"><text:span text:style-name="T6">The box model</text:span></text:a></text:p></text:list-item><text:list-item><text:p text:style-name="P29"><text:a xlink:type="simple" xlink:href="https://developer.mozilla.org/en-US/docs/Learn/CSS/Introduction_to_CSS/Debugging_CSS" text:style-name="Internet_20_link" text:visited-style-name="Visited_20_Internet_20_Link"><text:span text:style-name="T6">Debugging CSS</text:span></text:a></text:p></text:list-item><text:list-item><text:p text:style-name="P29"><text:a xlink:type="simple" xlink:href="https://developer.mozilla.org/en-US/docs/Learn/CSS/Introduction_to_CSS/Fundamental_CSS_comprehension" text:style-name="Internet_20_link" text:visited-style-name="Visited_20_Internet_20_Link"><text:span text:style-name="T6">Assessment: Fundamental CSS comprehension</text:span></text:a></text:p></text:list-item></text:list></text:list-item><text:list-item><text:p text:style-name="P15"><text:a xlink:type="simple" xlink:href="https://developer.mozilla.org/en-US/docs/Learn/JavaScript" text:style-name="Internet_20_link" text:visited-style-name="Visited_20_Internet_20_Link"><text:span text:style-name="Strong_20_Emphasis"><text:span text:style-name="T6">JavaScript — Dynamic client-side scripting</text:span></text:span></text:a></text:p></text:list-item><text:list-item><text:p text:style-name="P15"><text:a xlink:type="simple" xlink:href="https://developer.mozilla.org/en-US/docs/Learn/Accessibility" text:style-name="Internet_20_link" text:visited-style-name="Visited_20_Internet_20_Link"><text:span text:style-name="Strong_20_Emphasis"><text:span text:style-name="T6">Accessibility — Make the web usable by everyone</text:span></text:span></text:a></text:p></text:list-item><text:list-item><text:p text:style-name="P15"><text:a xlink:type="simple" xlink:href="https://developer.mozilla.org/en-US/docs/Learn/Tools_and_testing" text:style-name="Internet_20_link" text:visited-style-name="Visited_20_Internet_20_Link"><text:span text:style-name="Strong_20_Emphasis"><text:span text:style-name="T6">Tools and testing</text:span></text:span></text:a></text:p></text:list-item><text:list-item><text:p text:style-name="P15"><text:a xlink:type="simple" xlink:href="https://developer.mozilla.org/en-US/docs/Learn/Server-side" text:style-name="Internet_20_link" text:visited-style-name="Visited_20_Internet_20_Link"><text:span text:style-name="Strong_20_Emphasis"><text:span text:style-name="T6">Server-side website programming</text:span></text:span></text:a></text:p></text:list-item><text:list-item><text:p text:style-name="P15"><text:a xlink:type="simple" xlink:href="https://developer.mozilla.org/en-US/docs/Learn/CSS/Introduction_to_CSS/Cascade_and_inheritance#" text:style-name="Internet_20_link" text:visited-style-name="Visited_20_Internet_20_Link"><text:span text:style-name="Strong_20_Emphasis"><text:span text:style-name="T6">Further resources</text:span></text:span></text:a></text:p></text:list-item><text:list-item><text:p text:style-name="P29"><text:a xlink:type="simple" xlink:href="https://developer.mozilla.org/en-US/docs/Learn/How_to_contribute" text:style-name="Internet_20_link" text:visited-style-name="Visited_20_Internet_20_Link"><text:span text:style-name="T6">How to contribute</text:span></text:a></text:p></text:list-item></text:list></text:section></draw:text-box></draw:frame><text:soft-page-break/></text:p>
        </text:section>
      </text:section>
      <text:h text:style-name="P48" text:outline-level="2"><text:soft-page-break/>Learn the best of web development</text:h>
      <text:p text:style-name="P16">Get the latest and greatest from MDN delivered straight to your inbox.</text:p>
      <text:section text:style-name="Sect2" text:name="newsletterErrors">
        <text:p text:style-name="P3"/>
      </text:section>
      <text:section text:style-name="Sect2" text:name="newsletterEmail">
        <text:p text:style-name="P28"><text:bookmark text:name="newsletterEmailInput"/><draw:control text:anchor-type="as-char" draw:z-index="26" draw:style-name="gr1" draw:text-style-name="P53" svg:width="5.0421in" svg:height="0.2606in" draw:control="control1"/></text:p>
      </text:section>
      <text:section text:style-name="Sect2" text:name="newsletterSubmit">
        <text:p text:style-name="P3"/>
      </text:section>
      <text:list xml:id="list1779517363" text:style-name="L13">
        <text:list-header>
          <text:p text:style-name="P17"><draw:frame draw:style-name="fr1" draw:name="Frame20" text:anchor-type="char" svg:width="0.0161in" draw:z-index="27"><draw:text-box fo:min-height="0.0161in"><text:p text:style-name="Text_20_body">Hide Newsletter Sign-up</text:p></draw:text-box></draw:frame><text:bookmark text:name="edit-history-menu"/></text:p>
        </text:list-header>
      </text:list>
      <text:p text:style-name="P34"><text:a xlink:type="simple" xlink:href="https://developer.mozilla.org/en-US/" text:style-name="Internet_20_link" text:visited-style-name="Visited_20_Internet_20_Link"><text:span text:style-name="T25">MDN Web Docs</text:span></text:a></text:p>
      <text:p text:style-name="P34"><text:a xlink:type="simple" xlink:href="https://mozilla.org/" text:style-name="Internet_20_link" text:visited-style-name="Visited_20_Internet_20_Link"><text:span text:style-name="T25">Mozilla</text:span></text:a></text:p>
      <text:p text:style-name="P2"><text:bookmark text:name="language"/><draw:control text:anchor-type="as-char" draw:z-index="30" draw:style-name="gr2" draw:text-style-name="P54" svg:width="3.6669in" svg:height="0.2921in" draw:control="control2"/></text:p>
      <text:list xml:id="list583216332" text:style-name="L16">
        <text:list-item>
          <text:p text:style-name="P37"><text:a xlink:type="simple" xlink:href="https://www.mozilla.org/about/legal/terms/mozilla" text:style-name="Internet_20_link" text:visited-style-name="Visited_20_Internet_20_Link"><text:span text:style-name="T26">Terms</text:span></text:a><text:span text:style-name="T1"> </text:span></text:p>
        </text:list-item>
        <text:list-item>
          <text:p text:style-name="P37"><text:a xlink:type="simple" xlink:href="https://www.mozilla.org/privacy/websites/" text:style-name="Internet_20_link" text:visited-style-name="Visited_20_Internet_20_Link"><text:span text:style-name="T26">Privacy</text:span></text:a><text:span text:style-name="T1"> </text:span></text:p>
        </text:list-item>
        <text:list-item>
          <text:p text:style-name="P37"><text:a xlink:type="simple" xlink:href="https://www.mozilla.org/privacy/websites/#cookies" text:style-name="Internet_20_link" text:visited-style-name="Visited_20_Internet_20_Link"><text:span text:style-name="T26">Cookies</text:span></text:a></text:p>
        </text:list-item>
      </text:list>
      <text:section text:style-name="Sect2" text:name="license">
        <text:p text:style-name="P21">© 2005-2019 Mozilla and individual contributors.</text:p>
        <text:p text:style-name="P2"> </text:p>
        <text:p text:style-name="P7"><text:span text:style-name="T1">Content is available under </text:span><text:a xlink:type="simple" xlink:href="https://developer.mozilla.org/en-US/docs/MDN/About#Copyrights_and_licenses" text:style-name="Internet_20_link" text:visited-style-name="Visited_20_Internet_20_Link"><text:span text:style-name="T26">these licenses</text:span></text:a><text:span text:style-name="T1">.</text:span></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x-locale-body, sans-serif"/>
    <style:font-face style:name="Consolas" svg:font-family="Consolas, Monaco, 'Andale Mono', 'Ubuntu Mono', monospace"/>
    <style:font-face style:name="Lohit Devanagari1" svg:font-family="'Lohit Devanagari'"/>
    <style:font-face style:name="consolas" svg:font-family="consolas, 'Liberation Mono', courier, monospace"/>
    <style:font-face style:name="consolas1" svg:font-family="consolas, monaco, 'Andale Mono', monospace"/>
    <style:font-face style:name="x-locale-heading-primary" svg:font-family="x-locale-heading-primary, zillaslab, Palatino, 'Palatino Linotype', x-locale-heading-secondary,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07:41:51.089186128</meta:creation-date>
    <dc:date>2019-02-14T07:42:48.862808680</dc:date>
    <meta:editing-duration>PT59S</meta:editing-duration>
    <meta:editing-cycles>1</meta:editing-cycles>
    <meta:document-statistic meta:table-count="2" meta:image-count="0" meta:object-count="5" meta:page-count="3" meta:paragraph-count="352" meta:word-count="3276" meta:character-count="19358" meta:non-whitespace-character-count="16354"/>
    <meta:generator>LibreOffice/6.0.7.3$Linux_X86_64 LibreOffice_project/00m0$Build-3</meta:generator>
  </office:meta>
</office:document-meta>
</file>